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0.219cm"/>
    </style:style>
    <style:style style:name="Table1.B" style:family="table-column">
      <style:table-column-properties style:column-width="12.956cm"/>
    </style:style>
    <style:style style:name="Table1.C" style:family="table-column">
      <style:table-column-properties style:column-width="3.824cm"/>
    </style:style>
    <style:style style:name="Table1.A1" style:family="table-cell">
      <style:table-cell-properties style:vertical-align="middle" fo:padding="0.049cm" fo:border="none"/>
    </style:style>
    <style:style style:name="Table2" style:family="table">
      <style:table-properties style:width="7.197cm" table:align="left" fo:background-color="#f9f9f9">
        <style:background-image/>
      </style:table-properties>
    </style:style>
    <style:style style:name="Table2.A" style:family="table-column">
      <style:table-column-properties style:column-width="3.471cm"/>
    </style:style>
    <style:style style:name="Table2.B" style:family="table-column">
      <style:table-column-properties style:column-width="3.725cm"/>
    </style:style>
    <style:style style:name="Table2.A1" style:family="table-cell">
      <style:table-cell-properties style:vertical-align="middle" fo:background-color="#66cc33" fo:padding="0.106cm" fo:border="0.035cm solid #808080">
        <style:background-image/>
      </style:table-cell-properties>
    </style:style>
    <style:style style:name="Table2.A2" style:family="table-cell">
      <style:table-cell-properties style:vertical-align="middle" fo:padding="0.106cm" fo:border-left="0.035cm solid #808080" fo:border-right="0.035cm solid #808080" fo:border-top="none" fo:border-bottom="0.035cm solid #808080"/>
    </style:style>
    <style:style style:name="Table2.A3" style:family="table-cell">
      <style:table-cell-properties fo:background-color="#ccff99" fo:padding="0.106cm" fo:border-left="0.035cm solid #808080" fo:border-right="none" fo:border-top="none" fo:border-bottom="0.035cm solid #808080">
        <style:background-image/>
      </style:table-cell-properties>
    </style:style>
    <style:style style:name="Table3" style:family="table">
      <style:table-properties style:width="2.443cm" table:align="left"/>
    </style:style>
    <style:style style:name="Table3.A" style:family="table-column">
      <style:table-column-properties style:column-width="2.443cm"/>
    </style:style>
    <style:style style:name="Table3.A1" style:family="table-cell">
      <style:table-cell-properties style:vertical-align="middle" fo:padding="0.049cm" fo:border="none"/>
    </style:style>
    <style:style style:name="Table4" style:family="table">
      <style:table-properties style:width="9.656cm" table:align="left" fo:background-color="transparent">
        <style:background-image/>
      </style:table-properties>
    </style:style>
    <style:style style:name="Table4.A" style:family="table-column">
      <style:table-column-properties style:column-width="0.654cm"/>
    </style:style>
    <style:style style:name="Table4.B" style:family="table-column">
      <style:table-column-properties style:column-width="9.001cm"/>
    </style:style>
    <style:style style:name="Table4.A1" style:family="table-cell">
      <style:table-cell-properties style:vertical-align="middle" fo:padding="0.049cm" fo:border="none"/>
    </style:style>
    <style:style style:name="Table5" style:family="table">
      <style:table-properties style:width="10.513cm" table:align="left" fo:background-color="transparent">
        <style:background-image/>
      </style:table-properties>
    </style:style>
    <style:style style:name="Table5.A" style:family="table-column">
      <style:table-column-properties style:column-width="0.654cm"/>
    </style:style>
    <style:style style:name="Table5.B" style:family="table-column">
      <style:table-column-properties style:column-width="9.858cm"/>
    </style:style>
    <style:style style:name="Table5.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cm"/>
      <style:text-properties fo:font-size="2pt" style:font-size-asian="2pt" style:font-size-complex="2pt"/>
    </style:style>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paragraph-properties fo:margin-top="0cm" fo:margin-bottom="0cm"/>
    </style:style>
    <style:style style:name="P14" style:family="paragraph" style:parent-style-name="Text_20_body" style:list-style-name="L3">
      <style:paragraph-properties fo:margin-top="0cm" fo:margin-bottom="0cm"/>
    </style:style>
    <style:style style:name="P15" style:family="paragraph" style:parent-style-name="Text_20_body" style:list-style-name="L3">
      <style:paragraph-properties fo:margin-top="0cm" fo:margin-bottom="0cm"/>
    </style:style>
    <style:style style:name="P16" style:family="paragraph" style:parent-style-name="Text_20_body" style:list-style-name="L3">
      <style:paragraph-properties fo:margin-top="0cm" fo:margin-bottom="0cm"/>
    </style:style>
    <style:style style:name="P17" style:family="paragraph" style:parent-style-name="Text_20_body" style:list-style-name="L3">
      <style:paragraph-properties fo:margin-top="0cm" fo:margin-bottom="0cm"/>
    </style:style>
    <style:style style:name="P18" style:family="paragraph" style:parent-style-name="Text_20_body" style:list-style-name="L3">
      <style:paragraph-properties fo:margin-top="0cm" fo:margin-bottom="0cm"/>
    </style:style>
    <style:style style:name="P19" style:family="paragraph" style:parent-style-name="Text_20_body" style:list-style-name="L3">
      <style:paragraph-properties fo:margin-top="0cm" fo:margin-bottom="0cm"/>
    </style:style>
    <style:style style:name="P20" style:family="paragraph" style:parent-style-name="Text_20_body" style:list-style-name="L3">
      <style:paragraph-properties fo:margin-top="0cm" fo:margin-bottom="0cm"/>
    </style:style>
    <style:style style:name="P21" style:family="paragraph" style:parent-style-name="Text_20_body" style:list-style-name="L3">
      <style:paragraph-properties fo:margin-top="0cm" fo:margin-bottom="0cm"/>
    </style:style>
    <style:style style:name="P22" style:family="paragraph" style:parent-style-name="Text_20_body" style:list-style-name="L4">
      <style:paragraph-properties fo:margin-top="0cm" fo:margin-bottom="0cm"/>
    </style:style>
    <style:style style:name="P23" style:family="paragraph" style:parent-style-name="Text_20_body" style:list-style-name="L4">
      <style:paragraph-properties fo:margin-top="0cm" fo:margin-bottom="0cm"/>
    </style:style>
    <style:style style:name="P24" style:family="paragraph" style:parent-style-name="Text_20_body" style:list-style-name="L4">
      <style:paragraph-properties fo:margin-top="0cm" fo:margin-bottom="0cm"/>
    </style:style>
    <style:style style:name="P25" style:family="paragraph" style:parent-style-name="Text_20_body" style:list-style-name="L5">
      <style:paragraph-properties fo:margin-top="0cm" fo:margin-bottom="0cm"/>
    </style:style>
    <style:style style:name="P26" style:family="paragraph" style:parent-style-name="Text_20_body" style:list-style-name="L5">
      <style:paragraph-properties fo:margin-top="0cm" fo:margin-bottom="0cm"/>
    </style:style>
    <style:style style:name="P27" style:family="paragraph" style:parent-style-name="Text_20_body" style:list-style-name="L6">
      <style:paragraph-properties fo:margin-top="0cm" fo:margin-bottom="0cm"/>
    </style:style>
    <style:style style:name="P28" style:family="paragraph" style:parent-style-name="Text_20_body" style:list-style-name="L6">
      <style:paragraph-properties fo:margin-top="0cm" fo:margin-bottom="0cm"/>
    </style:style>
    <style:style style:name="P29" style:family="paragraph" style:parent-style-name="Text_20_body" style:list-style-name="L6">
      <style:paragraph-properties fo:margin-top="0cm" fo:margin-bottom="0cm"/>
    </style:style>
    <style:style style:name="P30" style:family="paragraph" style:parent-style-name="Text_20_body" style:list-style-name="L8">
      <style:paragraph-properties fo:margin-top="0cm" fo:margin-bottom="0cm"/>
    </style:style>
    <style:style style:name="P31" style:family="paragraph" style:parent-style-name="Text_20_body" style:list-style-name="L8">
      <style:paragraph-properties fo:margin-top="0cm" fo:margin-bottom="0cm"/>
    </style:style>
    <style:style style:name="P32" style:family="paragraph" style:parent-style-name="Text_20_body" style:list-style-name="L8">
      <style:paragraph-properties fo:margin-top="0cm" fo:margin-bottom="0cm"/>
    </style:style>
    <style:style style:name="P33" style:family="paragraph" style:parent-style-name="Text_20_body" style:list-style-name="L8">
      <style:paragraph-properties fo:margin-top="0cm" fo:margin-bottom="0cm"/>
    </style:style>
    <style:style style:name="P34" style:family="paragraph" style:parent-style-name="Text_20_body" style:list-style-name="L8">
      <style:paragraph-properties fo:margin-top="0cm" fo:margin-bottom="0cm"/>
    </style:style>
    <style:style style:name="P35" style:family="paragraph" style:parent-style-name="Text_20_body" style:list-style-name="L8">
      <style:paragraph-properties fo:margin-top="0cm" fo:margin-bottom="0cm"/>
    </style:style>
    <style:style style:name="P36" style:family="paragraph" style:parent-style-name="Text_20_body" style:list-style-name="L8">
      <style:paragraph-properties fo:margin-top="0cm" fo:margin-bottom="0cm"/>
    </style:style>
    <style:style style:name="P37" style:family="paragraph" style:parent-style-name="Text_20_body" style:list-style-name="L9">
      <style:paragraph-properties fo:margin-top="0cm" fo:margin-bottom="0cm"/>
    </style:style>
    <style:style style:name="P38" style:family="paragraph" style:parent-style-name="Text_20_body" style:list-style-name="L9">
      <style:paragraph-properties fo:margin-top="0cm" fo:margin-bottom="0cm"/>
    </style:style>
    <style:style style:name="P39" style:family="paragraph" style:parent-style-name="Text_20_body" style:list-style-name="L9">
      <style:paragraph-properties fo:margin-top="0cm" fo:margin-bottom="0cm"/>
    </style:style>
    <style:style style:name="P40" style:family="paragraph" style:parent-style-name="Text_20_body" style:list-style-name="L9">
      <style:paragraph-properties fo:margin-top="0cm" fo:margin-bottom="0cm"/>
    </style:style>
    <style:style style:name="P41" style:family="paragraph" style:parent-style-name="Text_20_body" style:list-style-name="L9">
      <style:paragraph-properties fo:margin-top="0cm" fo:margin-bottom="0cm"/>
    </style:style>
    <style:style style:name="P42" style:family="paragraph" style:parent-style-name="Text_20_body" style:list-style-name="L9">
      <style:paragraph-properties fo:margin-top="0cm" fo:margin-bottom="0cm"/>
    </style:style>
    <style:style style:name="P43" style:family="paragraph" style:parent-style-name="Text_20_body" style:list-style-name="L9">
      <style:paragraph-properties fo:margin-top="0cm" fo:margin-bottom="0cm"/>
    </style:style>
    <style:style style:name="P44" style:family="paragraph" style:parent-style-name="Text_20_body" style:list-style-name="L10">
      <style:paragraph-properties fo:margin-top="0cm" fo:margin-bottom="0cm"/>
    </style:style>
    <style:style style:name="P45" style:family="paragraph" style:parent-style-name="Text_20_body" style:list-style-name="L10">
      <style:paragraph-properties fo:margin-top="0cm" fo:margin-bottom="0cm"/>
    </style:style>
    <style:style style:name="P46" style:family="paragraph" style:parent-style-name="Text_20_body" style:list-style-name="L10">
      <style:paragraph-properties fo:margin-top="0cm" fo:margin-bottom="0cm"/>
    </style:style>
    <style:style style:name="P47" style:family="paragraph" style:parent-style-name="Text_20_body" style:list-style-name="L10">
      <style:paragraph-properties fo:margin-top="0cm" fo:margin-bottom="0cm"/>
    </style:style>
    <style:style style:name="P48" style:family="paragraph" style:parent-style-name="Text_20_body" style:list-style-name="L10">
      <style:paragraph-properties fo:margin-top="0cm" fo:margin-bottom="0cm"/>
    </style:style>
    <style:style style:name="P49" style:family="paragraph" style:parent-style-name="Text_20_body" style:list-style-name="L11">
      <style:paragraph-properties fo:margin-top="0cm" fo:margin-bottom="0cm"/>
    </style:style>
    <style:style style:name="P50" style:family="paragraph" style:parent-style-name="Text_20_body" style:list-style-name="L11">
      <style:paragraph-properties fo:margin-top="0cm" fo:margin-bottom="0cm"/>
    </style:style>
    <style:style style:name="P51" style:family="paragraph" style:parent-style-name="Text_20_body" style:list-style-name="L11">
      <style:paragraph-properties fo:margin-top="0cm" fo:margin-bottom="0cm"/>
    </style:style>
    <style:style style:name="P52" style:family="paragraph" style:parent-style-name="Text_20_body" style:list-style-name="L11">
      <style:paragraph-properties fo:margin-top="0cm" fo:margin-bottom="0cm"/>
    </style:style>
    <style:style style:name="P53" style:family="paragraph" style:parent-style-name="Text_20_body" style:list-style-name="L11">
      <style:paragraph-properties fo:margin-top="0cm" fo:margin-bottom="0cm"/>
    </style:style>
    <style:style style:name="P54" style:family="paragraph" style:parent-style-name="Text_20_body" style:list-style-name="L11">
      <style:paragraph-properties fo:margin-top="0cm" fo:margin-bottom="0cm"/>
    </style:style>
    <style:style style:name="P55" style:family="paragraph" style:parent-style-name="Text_20_body" style:list-style-name="L11">
      <style:paragraph-properties fo:margin-top="0cm" fo:margin-bottom="0cm"/>
    </style:style>
    <style:style style:name="P56" style:family="paragraph" style:parent-style-name="Text_20_body" style:list-style-name="L11">
      <style:paragraph-properties fo:margin-top="0cm" fo:margin-bottom="0cm"/>
    </style:style>
    <style:style style:name="P57" style:family="paragraph" style:parent-style-name="Text_20_body" style:list-style-name="L11">
      <style:paragraph-properties fo:margin-top="0cm" fo:margin-bottom="0cm"/>
    </style:style>
    <style:style style:name="P58" style:family="paragraph" style:parent-style-name="Text_20_body" style:list-style-name="L11">
      <style:paragraph-properties fo:margin-top="0cm" fo:margin-bottom="0cm"/>
    </style:style>
    <style:style style:name="P59" style:family="paragraph" style:parent-style-name="Text_20_body" style:list-style-name="L11">
      <style:paragraph-properties fo:margin-top="0cm" fo:margin-bottom="0cm"/>
    </style:style>
    <style:style style:name="P60" style:family="paragraph" style:parent-style-name="Text_20_body" style:list-style-name="L11">
      <style:paragraph-properties fo:margin-top="0cm" fo:margin-bottom="0cm"/>
    </style:style>
    <style:style style:name="P61" style:family="paragraph" style:parent-style-name="Text_20_body" style:list-style-name="L11">
      <style:paragraph-properties fo:margin-top="0cm" fo:margin-bottom="0cm"/>
    </style:style>
    <style:style style:name="P62" style:family="paragraph" style:parent-style-name="Text_20_body" style:list-style-name="L11">
      <style:paragraph-properties fo:margin-top="0cm" fo:margin-bottom="0cm"/>
    </style:style>
    <style:style style:name="P63" style:family="paragraph" style:parent-style-name="Text_20_body" style:list-style-name="L11">
      <style:paragraph-properties fo:margin-top="0cm" fo:margin-bottom="0cm"/>
    </style:style>
    <style:style style:name="P64" style:family="paragraph" style:parent-style-name="Text_20_body" style:list-style-name="L11">
      <style:paragraph-properties fo:margin-top="0cm" fo:margin-bottom="0cm"/>
    </style:style>
    <style:style style:name="P65" style:family="paragraph" style:parent-style-name="Text_20_body" style:list-style-name="L11">
      <style:paragraph-properties fo:margin-top="0cm" fo:margin-bottom="0cm"/>
    </style:style>
    <style:style style:name="P66" style:family="paragraph" style:parent-style-name="Text_20_body" style:list-style-name="L11">
      <style:paragraph-properties fo:margin-top="0cm" fo:margin-bottom="0cm"/>
    </style:style>
    <style:style style:name="P67" style:family="paragraph" style:parent-style-name="Text_20_body" style:list-style-name="L11">
      <style:paragraph-properties fo:margin-top="0cm" fo:margin-bottom="0cm"/>
    </style:style>
    <style:style style:name="P68" style:family="paragraph" style:parent-style-name="Text_20_body" style:list-style-name="L11">
      <style:paragraph-properties fo:margin-top="0cm" fo:margin-bottom="0cm"/>
    </style:style>
    <style:style style:name="P69" style:family="paragraph" style:parent-style-name="Text_20_body" style:list-style-name="L11">
      <style:paragraph-properties fo:margin-top="0cm" fo:margin-bottom="0cm"/>
    </style:style>
    <style:style style:name="P70" style:family="paragraph" style:parent-style-name="Text_20_body" style:list-style-name="L11">
      <style:paragraph-properties fo:margin-top="0cm" fo:margin-bottom="0cm"/>
    </style:style>
    <style:style style:name="P71" style:family="paragraph" style:parent-style-name="Text_20_body" style:list-style-name="L11">
      <style:paragraph-properties fo:margin-top="0cm" fo:margin-bottom="0cm"/>
    </style:style>
    <style:style style:name="P72" style:family="paragraph" style:parent-style-name="Text_20_body" style:list-style-name="L11">
      <style:paragraph-properties fo:margin-top="0cm" fo:margin-bottom="0cm"/>
    </style:style>
    <style:style style:name="P73" style:family="paragraph" style:parent-style-name="Text_20_body" style:list-style-name="L11">
      <style:paragraph-properties fo:margin-top="0cm" fo:margin-bottom="0cm"/>
    </style:style>
    <style:style style:name="P74" style:family="paragraph" style:parent-style-name="Text_20_body" style:list-style-name="L11">
      <style:paragraph-properties fo:margin-top="0cm" fo:margin-bottom="0cm"/>
    </style:style>
    <style:style style:name="P75" style:family="paragraph" style:parent-style-name="Text_20_body" style:list-style-name="L11">
      <style:paragraph-properties fo:margin-top="0cm" fo:margin-bottom="0cm"/>
    </style:style>
    <style:style style:name="P76" style:family="paragraph" style:parent-style-name="Text_20_body" style:list-style-name="L11">
      <style:paragraph-properties fo:margin-top="0cm" fo:margin-bottom="0cm"/>
    </style:style>
    <style:style style:name="P77" style:family="paragraph" style:parent-style-name="Text_20_body" style:list-style-name="L11">
      <style:paragraph-properties fo:margin-top="0cm" fo:margin-bottom="0cm"/>
    </style:style>
    <style:style style:name="P78" style:family="paragraph" style:parent-style-name="Text_20_body" style:list-style-name="L11">
      <style:paragraph-properties fo:margin-top="0cm" fo:margin-bottom="0cm"/>
    </style:style>
    <style:style style:name="P79" style:family="paragraph" style:parent-style-name="Text_20_body" style:list-style-name="L11">
      <style:paragraph-properties fo:margin-top="0cm" fo:margin-bottom="0cm"/>
    </style:style>
    <style:style style:name="P80" style:family="paragraph" style:parent-style-name="Text_20_body" style:list-style-name="L11">
      <style:paragraph-properties fo:margin-top="0cm" fo:margin-bottom="0cm"/>
    </style:style>
    <style:style style:name="P81" style:family="paragraph" style:parent-style-name="Text_20_body" style:list-style-name="L11">
      <style:paragraph-properties fo:margin-top="0cm" fo:margin-bottom="0cm"/>
    </style:style>
    <style:style style:name="P82" style:family="paragraph" style:parent-style-name="Text_20_body" style:list-style-name="L11">
      <style:paragraph-properties fo:margin-top="0cm" fo:margin-bottom="0cm"/>
    </style:style>
    <style:style style:name="P83" style:family="paragraph" style:parent-style-name="Text_20_body" style:list-style-name="L11">
      <style:paragraph-properties fo:margin-top="0cm" fo:margin-bottom="0cm"/>
    </style:style>
    <style:style style:name="P84" style:family="paragraph" style:parent-style-name="Text_20_body" style:list-style-name="L11">
      <style:paragraph-properties fo:margin-top="0cm" fo:margin-bottom="0cm"/>
    </style:style>
    <style:style style:name="P85" style:family="paragraph" style:parent-style-name="Text_20_body" style:list-style-name="L11">
      <style:paragraph-properties fo:margin-top="0cm" fo:margin-bottom="0cm"/>
    </style:style>
    <style:style style:name="P86" style:family="paragraph" style:parent-style-name="Text_20_body" style:list-style-name="L11">
      <style:paragraph-properties fo:margin-top="0cm" fo:margin-bottom="0cm"/>
    </style:style>
    <style:style style:name="P87" style:family="paragraph" style:parent-style-name="Text_20_body" style:list-style-name="L11">
      <style:paragraph-properties fo:margin-top="0cm" fo:margin-bottom="0cm"/>
    </style:style>
    <style:style style:name="P88" style:family="paragraph" style:parent-style-name="Text_20_body" style:list-style-name="L11">
      <style:paragraph-properties fo:margin-top="0cm" fo:margin-bottom="0cm"/>
    </style:style>
    <style:style style:name="P89" style:family="paragraph" style:parent-style-name="Text_20_body" style:list-style-name="L11">
      <style:paragraph-properties fo:margin-top="0cm" fo:margin-bottom="0cm"/>
    </style:style>
    <style:style style:name="P90" style:family="paragraph" style:parent-style-name="Text_20_body" style:list-style-name="L11">
      <style:paragraph-properties fo:margin-top="0cm" fo:margin-bottom="0cm"/>
    </style:style>
    <style:style style:name="P91" style:family="paragraph" style:parent-style-name="Text_20_body" style:list-style-name="L11">
      <style:paragraph-properties fo:margin-top="0cm" fo:margin-bottom="0cm"/>
    </style:style>
    <style:style style:name="P92" style:family="paragraph" style:parent-style-name="Text_20_body" style:list-style-name="L11">
      <style:paragraph-properties fo:margin-top="0cm" fo:margin-bottom="0cm"/>
    </style:style>
    <style:style style:name="P93" style:family="paragraph" style:parent-style-name="Text_20_body" style:list-style-name="L11">
      <style:paragraph-properties fo:margin-top="0cm" fo:margin-bottom="0cm"/>
    </style:style>
    <style:style style:name="P94" style:family="paragraph" style:parent-style-name="Text_20_body" style:list-style-name="L11">
      <style:paragraph-properties fo:margin-top="0cm" fo:margin-bottom="0cm"/>
    </style:style>
    <style:style style:name="P95" style:family="paragraph" style:parent-style-name="Text_20_body" style:list-style-name="L11">
      <style:paragraph-properties fo:margin-top="0cm" fo:margin-bottom="0cm"/>
    </style:style>
    <style:style style:name="P96" style:family="paragraph" style:parent-style-name="Text_20_body" style:list-style-name="L11">
      <style:paragraph-properties fo:margin-top="0cm" fo:margin-bottom="0cm"/>
    </style:style>
    <style:style style:name="P97" style:family="paragraph" style:parent-style-name="Text_20_body" style:list-style-name="L11">
      <style:paragraph-properties fo:margin-top="0cm" fo:margin-bottom="0cm"/>
    </style:style>
    <style:style style:name="P98" style:family="paragraph" style:parent-style-name="Text_20_body" style:list-style-name="L11">
      <style:paragraph-properties fo:margin-top="0cm" fo:margin-bottom="0cm"/>
    </style:style>
    <style:style style:name="P99" style:family="paragraph" style:parent-style-name="Text_20_body" style:list-style-name="L11">
      <style:paragraph-properties fo:margin-top="0cm" fo:margin-bottom="0cm"/>
    </style:style>
    <style:style style:name="P100" style:family="paragraph" style:parent-style-name="Text_20_body" style:list-style-name="L11">
      <style:paragraph-properties fo:margin-top="0cm" fo:margin-bottom="0cm"/>
    </style:style>
    <style:style style:name="P101" style:family="paragraph" style:parent-style-name="Text_20_body" style:list-style-name="L11">
      <style:paragraph-properties fo:margin-top="0cm" fo:margin-bottom="0cm"/>
    </style:style>
    <style:style style:name="P102" style:family="paragraph" style:parent-style-name="Text_20_body" style:list-style-name="L11">
      <style:paragraph-properties fo:margin-top="0cm" fo:margin-bottom="0cm"/>
    </style:style>
    <style:style style:name="P103" style:family="paragraph" style:parent-style-name="Text_20_body" style:list-style-name="L11">
      <style:paragraph-properties fo:margin-top="0cm" fo:margin-bottom="0cm"/>
    </style:style>
    <style:style style:name="P104" style:family="paragraph" style:parent-style-name="Text_20_body" style:list-style-name="L11">
      <style:paragraph-properties fo:margin-top="0cm" fo:margin-bottom="0cm"/>
    </style:style>
    <style:style style:name="P105" style:family="paragraph" style:parent-style-name="Text_20_body" style:list-style-name="L11">
      <style:paragraph-properties fo:margin-top="0cm" fo:margin-bottom="0cm"/>
    </style:style>
    <style:style style:name="P106" style:family="paragraph" style:parent-style-name="Text_20_body" style:list-style-name="L11">
      <style:paragraph-properties fo:margin-top="0cm" fo:margin-bottom="0cm"/>
    </style:style>
    <style:style style:name="P107" style:family="paragraph" style:parent-style-name="Text_20_body" style:list-style-name="L11">
      <style:paragraph-properties fo:margin-top="0cm" fo:margin-bottom="0cm"/>
    </style:style>
    <style:style style:name="P108" style:family="paragraph" style:parent-style-name="Text_20_body" style:list-style-name="L11">
      <style:paragraph-properties fo:margin-top="0cm" fo:margin-bottom="0cm"/>
    </style:style>
    <style:style style:name="P109" style:family="paragraph" style:parent-style-name="Text_20_body" style:list-style-name="L11">
      <style:paragraph-properties fo:margin-top="0cm" fo:margin-bottom="0cm"/>
    </style:style>
    <style:style style:name="P110" style:family="paragraph" style:parent-style-name="Text_20_body" style:list-style-name="L11">
      <style:paragraph-properties fo:margin-top="0cm" fo:margin-bottom="0cm"/>
    </style:style>
    <style:style style:name="P111" style:family="paragraph" style:parent-style-name="Text_20_body" style:list-style-name="L11">
      <style:paragraph-properties fo:margin-top="0cm" fo:margin-bottom="0cm"/>
    </style:style>
    <style:style style:name="P112" style:family="paragraph" style:parent-style-name="Text_20_body" style:list-style-name="L11">
      <style:paragraph-properties fo:margin-top="0cm" fo:margin-bottom="0cm"/>
    </style:style>
    <style:style style:name="P113" style:family="paragraph" style:parent-style-name="Text_20_body" style:list-style-name="L11">
      <style:paragraph-properties fo:margin-top="0cm" fo:margin-bottom="0cm"/>
    </style:style>
    <style:style style:name="P114" style:family="paragraph" style:parent-style-name="Text_20_body" style:list-style-name="L11">
      <style:paragraph-properties fo:margin-top="0cm" fo:margin-bottom="0cm"/>
    </style:style>
    <style:style style:name="P115" style:family="paragraph" style:parent-style-name="Text_20_body" style:list-style-name="L11">
      <style:paragraph-properties fo:margin-top="0cm" fo:margin-bottom="0cm"/>
    </style:style>
    <style:style style:name="P116" style:family="paragraph" style:parent-style-name="Text_20_body" style:list-style-name="L11">
      <style:paragraph-properties fo:margin-top="0cm" fo:margin-bottom="0cm"/>
    </style:style>
    <style:style style:name="P117" style:family="paragraph" style:parent-style-name="Text_20_body" style:list-style-name="L11">
      <style:paragraph-properties fo:margin-top="0cm" fo:margin-bottom="0cm"/>
    </style:style>
    <style:style style:name="P118" style:family="paragraph" style:parent-style-name="Text_20_body" style:list-style-name="L11">
      <style:paragraph-properties fo:margin-top="0cm" fo:margin-bottom="0cm"/>
    </style:style>
    <style:style style:name="P119" style:family="paragraph" style:parent-style-name="Text_20_body" style:list-style-name="L11">
      <style:paragraph-properties fo:margin-top="0cm" fo:margin-bottom="0cm"/>
    </style:style>
    <style:style style:name="P120" style:family="paragraph" style:parent-style-name="Text_20_body" style:list-style-name="L11">
      <style:paragraph-properties fo:margin-top="0cm" fo:margin-bottom="0cm"/>
    </style:style>
    <style:style style:name="P121" style:family="paragraph" style:parent-style-name="Text_20_body" style:list-style-name="L11">
      <style:paragraph-properties fo:margin-top="0cm" fo:margin-bottom="0cm"/>
    </style:style>
    <style:style style:name="P122" style:family="paragraph" style:parent-style-name="Text_20_body" style:list-style-name="L11">
      <style:paragraph-properties fo:margin-top="0cm" fo:margin-bottom="0cm"/>
    </style:style>
    <style:style style:name="P123" style:family="paragraph" style:parent-style-name="Text_20_body" style:list-style-name="L11">
      <style:paragraph-properties fo:margin-top="0cm" fo:margin-bottom="0cm"/>
    </style:style>
    <style:style style:name="P124" style:family="paragraph" style:parent-style-name="Text_20_body" style:list-style-name="L11">
      <style:paragraph-properties fo:margin-top="0cm" fo:margin-bottom="0cm"/>
    </style:style>
    <style:style style:name="P125" style:family="paragraph" style:parent-style-name="Text_20_body" style:list-style-name="L11">
      <style:paragraph-properties fo:margin-top="0cm" fo:margin-bottom="0cm"/>
    </style:style>
    <style:style style:name="P126" style:family="paragraph" style:parent-style-name="Text_20_body" style:list-style-name="L11">
      <style:paragraph-properties fo:margin-top="0cm" fo:margin-bottom="0cm"/>
    </style:style>
    <style:style style:name="P127" style:family="paragraph" style:parent-style-name="Text_20_body" style:list-style-name="L11">
      <style:paragraph-properties fo:margin-top="0cm" fo:margin-bottom="0cm"/>
    </style:style>
    <style:style style:name="P128" style:family="paragraph" style:parent-style-name="Text_20_body" style:list-style-name="L11">
      <style:paragraph-properties fo:margin-top="0cm" fo:margin-bottom="0cm"/>
    </style:style>
    <style:style style:name="P129" style:family="paragraph" style:parent-style-name="Text_20_body" style:list-style-name="L11">
      <style:paragraph-properties fo:margin-top="0cm" fo:margin-bottom="0cm"/>
    </style:style>
    <style:style style:name="P130" style:family="paragraph" style:parent-style-name="Text_20_body" style:list-style-name="L11">
      <style:paragraph-properties fo:margin-top="0cm" fo:margin-bottom="0cm"/>
    </style:style>
    <style:style style:name="P131" style:family="paragraph" style:parent-style-name="Text_20_body" style:list-style-name="L11">
      <style:paragraph-properties fo:margin-top="0cm" fo:margin-bottom="0cm"/>
    </style:style>
    <style:style style:name="P132" style:family="paragraph" style:parent-style-name="Text_20_body" style:list-style-name="L11">
      <style:paragraph-properties fo:margin-top="0cm" fo:margin-bottom="0cm"/>
    </style:style>
    <style:style style:name="P133" style:family="paragraph" style:parent-style-name="Text_20_body" style:list-style-name="L11">
      <style:paragraph-properties fo:margin-top="0cm" fo:margin-bottom="0cm"/>
    </style:style>
    <style:style style:name="P134" style:family="paragraph" style:parent-style-name="Text_20_body" style:list-style-name="L11">
      <style:paragraph-properties fo:margin-top="0cm" fo:margin-bottom="0cm"/>
    </style:style>
    <style:style style:name="P135" style:family="paragraph" style:parent-style-name="Text_20_body" style:list-style-name="L11">
      <style:paragraph-properties fo:margin-top="0cm" fo:margin-bottom="0cm"/>
    </style:style>
    <style:style style:name="P136" style:family="paragraph" style:parent-style-name="Text_20_body" style:list-style-name="L11">
      <style:paragraph-properties fo:margin-top="0cm" fo:margin-bottom="0cm"/>
    </style:style>
    <style:style style:name="P137" style:family="paragraph" style:parent-style-name="Text_20_body" style:list-style-name="L11">
      <style:paragraph-properties fo:margin-top="0cm" fo:margin-bottom="0cm"/>
    </style:style>
    <style:style style:name="P138" style:family="paragraph" style:parent-style-name="Text_20_body" style:list-style-name="L11">
      <style:paragraph-properties fo:margin-top="0cm" fo:margin-bottom="0cm"/>
    </style:style>
    <style:style style:name="P139" style:family="paragraph" style:parent-style-name="Text_20_body" style:list-style-name="L11">
      <style:paragraph-properties fo:margin-top="0cm" fo:margin-bottom="0cm"/>
    </style:style>
    <style:style style:name="P140" style:family="paragraph" style:parent-style-name="Text_20_body" style:list-style-name="L11">
      <style:paragraph-properties fo:margin-top="0cm" fo:margin-bottom="0cm"/>
    </style:style>
    <style:style style:name="P141" style:family="paragraph" style:parent-style-name="Text_20_body" style:list-style-name="L11">
      <style:paragraph-properties fo:margin-top="0cm" fo:margin-bottom="0cm"/>
    </style:style>
    <style:style style:name="P142" style:family="paragraph" style:parent-style-name="Text_20_body" style:list-style-name="L11">
      <style:paragraph-properties fo:margin-top="0cm" fo:margin-bottom="0cm"/>
    </style:style>
    <style:style style:name="P143" style:family="paragraph" style:parent-style-name="Text_20_body" style:list-style-name="L11">
      <style:paragraph-properties fo:margin-top="0cm" fo:margin-bottom="0cm"/>
    </style:style>
    <style:style style:name="P144" style:family="paragraph" style:parent-style-name="Text_20_body" style:list-style-name="L11">
      <style:paragraph-properties fo:margin-top="0cm" fo:margin-bottom="0cm"/>
    </style:style>
    <style:style style:name="P145" style:family="paragraph" style:parent-style-name="Text_20_body" style:list-style-name="L11">
      <style:paragraph-properties fo:margin-top="0cm" fo:margin-bottom="0cm"/>
    </style:style>
    <style:style style:name="P146" style:family="paragraph" style:parent-style-name="Text_20_body" style:list-style-name="L11">
      <style:paragraph-properties fo:margin-top="0cm" fo:margin-bottom="0cm"/>
    </style:style>
    <style:style style:name="P147" style:family="paragraph" style:parent-style-name="Text_20_body" style:list-style-name="L11">
      <style:paragraph-properties fo:margin-top="0cm" fo:margin-bottom="0cm"/>
    </style:style>
    <style:style style:name="P148" style:family="paragraph" style:parent-style-name="Text_20_body" style:list-style-name="L11">
      <style:paragraph-properties fo:margin-top="0cm" fo:margin-bottom="0cm"/>
    </style:style>
    <style:style style:name="P149" style:family="paragraph" style:parent-style-name="Text_20_body" style:list-style-name="L11">
      <style:paragraph-properties fo:margin-top="0cm" fo:margin-bottom="0cm"/>
    </style:style>
    <style:style style:name="P150" style:family="paragraph" style:parent-style-name="Text_20_body" style:list-style-name="L11">
      <style:paragraph-properties fo:margin-top="0cm" fo:margin-bottom="0cm"/>
    </style:style>
    <style:style style:name="P151" style:family="paragraph" style:parent-style-name="Text_20_body" style:list-style-name="L11">
      <style:paragraph-properties fo:margin-top="0cm" fo:margin-bottom="0cm"/>
    </style:style>
    <style:style style:name="P152" style:family="paragraph" style:parent-style-name="Text_20_body" style:list-style-name="L11">
      <style:paragraph-properties fo:margin-top="0cm" fo:margin-bottom="0cm"/>
    </style:style>
    <style:style style:name="P153" style:family="paragraph" style:parent-style-name="Text_20_body" style:list-style-name="L11">
      <style:paragraph-properties fo:margin-top="0cm" fo:margin-bottom="0cm"/>
    </style:style>
    <style:style style:name="P154" style:family="paragraph" style:parent-style-name="Text_20_body" style:list-style-name="L11">
      <style:paragraph-properties fo:margin-top="0cm" fo:margin-bottom="0cm"/>
    </style:style>
    <style:style style:name="P155" style:family="paragraph" style:parent-style-name="Text_20_body" style:list-style-name="L11">
      <style:paragraph-properties fo:margin-top="0cm" fo:margin-bottom="0cm"/>
    </style:style>
    <style:style style:name="P156" style:family="paragraph" style:parent-style-name="Text_20_body" style:list-style-name="L11">
      <style:paragraph-properties fo:margin-top="0cm" fo:margin-bottom="0cm"/>
    </style:style>
    <style:style style:name="P157" style:family="paragraph" style:parent-style-name="Text_20_body" style:list-style-name="L11">
      <style:paragraph-properties fo:margin-top="0cm" fo:margin-bottom="0cm"/>
    </style:style>
    <style:style style:name="P158" style:family="paragraph" style:parent-style-name="Text_20_body" style:list-style-name="L11">
      <style:paragraph-properties fo:margin-top="0cm" fo:margin-bottom="0cm"/>
    </style:style>
    <style:style style:name="P159" style:family="paragraph" style:parent-style-name="Text_20_body" style:list-style-name="L11">
      <style:paragraph-properties fo:margin-top="0cm" fo:margin-bottom="0cm"/>
    </style:style>
    <style:style style:name="P160" style:family="paragraph" style:parent-style-name="Text_20_body" style:list-style-name="L11">
      <style:paragraph-properties fo:margin-top="0cm" fo:margin-bottom="0cm"/>
    </style:style>
    <style:style style:name="P161" style:family="paragraph" style:parent-style-name="Text_20_body" style:list-style-name="L11">
      <style:paragraph-properties fo:margin-top="0cm" fo:margin-bottom="0cm"/>
    </style:style>
    <style:style style:name="P162" style:family="paragraph" style:parent-style-name="Text_20_body" style:list-style-name="L11">
      <style:paragraph-properties fo:margin-top="0cm" fo:margin-bottom="0cm"/>
    </style:style>
    <style:style style:name="P163" style:family="paragraph" style:parent-style-name="Text_20_body" style:list-style-name="L12">
      <style:paragraph-properties fo:margin-top="0cm" fo:margin-bottom="0cm"/>
    </style:style>
    <style:style style:name="P164" style:family="paragraph" style:parent-style-name="Text_20_body" style:list-style-name="L12">
      <style:paragraph-properties fo:margin-top="0cm" fo:margin-bottom="0cm"/>
    </style:style>
    <style:style style:name="P165" style:family="paragraph" style:parent-style-name="Text_20_body" style:list-style-name="L12">
      <style:paragraph-properties fo:margin-top="0cm" fo:margin-bottom="0cm"/>
    </style:style>
    <style:style style:name="P166" style:family="paragraph" style:parent-style-name="Text_20_body" style:list-style-name="L12">
      <style:paragraph-properties fo:margin-top="0cm" fo:margin-bottom="0cm"/>
    </style:style>
    <style:style style:name="P167" style:family="paragraph" style:parent-style-name="Text_20_body">
      <style:paragraph-properties fo:margin-top="0cm" fo:margin-bottom="0cm" style:writing-mode="lr-tb"/>
    </style:style>
    <style:style style:name="P168" style:family="paragraph" style:parent-style-name="Table_20_Contents">
      <style:text-properties fo:font-size="2pt" style:font-size-asian="2pt" style:font-size-complex="2pt"/>
    </style:style>
    <style:style style:name="P169" style:family="paragraph" style:parent-style-name="Table_20_Contents">
      <style:paragraph-properties fo:text-align="center" style:justify-single-word="false"/>
    </style:style>
    <style:style style:name="P170" style:family="paragraph" style:parent-style-name="Table_20_Contents" style:list-style-name="L1"/>
    <style:style style:name="P171" style:family="paragraph" style:parent-style-name="Table_20_Contents" style:list-style-name="L2"/>
    <style:style style:name="P172" style:family="paragraph" style:parent-style-name="Table_20_Contents">
      <style:paragraph-properties fo:text-align="start" style:justify-single-word="false"/>
    </style:style>
    <style:style style:name="P173" style:family="paragraph" style:parent-style-name="Table_20_Contents" style:list-style-name="L1">
      <style:paragraph-properties fo:margin-top="0cm" fo:margin-bottom="0.499cm"/>
    </style:style>
    <style:style style:name="P174" style:family="paragraph" style:parent-style-name="Table_20_Contents" style:list-style-name="L2">
      <style:paragraph-properties fo:margin-top="0cm" fo:margin-bottom="0.499cm"/>
    </style:style>
    <style:style style:name="P175" style:family="paragraph" style:parent-style-name="Table_20_Heading">
      <style:paragraph-properties fo:text-align="center" style:justify-single-word="false"/>
      <style:text-properties fo:font-weight="bold"/>
    </style:style>
    <style:style style:name="P176" style:family="paragraph">
      <style:paragraph-properties fo:text-align="start"/>
      <style:text-properties style:text-line-through-style="none" fo:font-family="'Courier New'" style:font-family-generic="modern" style:font-pitch="fixed" fo:font-size="10pt" fo:font-style="normal" style:text-underline-style="none"/>
    </style:style>
    <style:style style:name="P177" style:family="paragraph">
      <style:paragraph-properties fo:text-align="center"/>
    </style:style>
    <style:style style:name="T1" style:family="text">
      <style:text-properties fo:font-style="italic"/>
    </style:style>
    <style:style style:name="T2" style:family="text">
      <style:text-properties fo:font-style="italic" fo:font-weight="bold"/>
    </style:style>
    <style:style style:name="T3" style:family="text">
      <style:text-properties fo:font-size="10pt"/>
    </style:style>
    <style:style style:name="T4" style:family="text">
      <style:text-properties fo:font-size="10pt" fo:font-style="italic"/>
    </style:style>
    <style:style style:name="T5" style:family="text">
      <style:text-properties fo:font-weight="bold"/>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title" form:control-implementation="ooo:com.sun.star.form.component.HiddenControl" form:id="control1" form:value="Spesial:Search"/>
          <form:text form:name="search" form:control-implementation="ooo:com.sun.star.form.component.TextField" form:id="control2" form:convert-empty-to-null="true">
            <form:properties>
              <form:property form:property-name="DefaultControl" office:value-type="string" office:string-value="com.sun.star.form.control.TextField"/>
            </form:properties>
          </form:text>
          <form:button form:name="go" form:control-implementation="ooo:com.sun.star.form.component.CommandButton" form:id="control3" form:label="Gå" form:button-type="submit" office:target-frame="" xlink:href="" form:image-data="" form:delay-for-repeat="PT0.50S" form:image-position="center">
            <form:properties>
              <form:property form:property-name="DefaultControl" office:value-type="string" office:string-value="com.sun.star.form.control.CommandButton"/>
            </form:properties>
          </form:button>
          <form:button form:name="fulltext" form:control-implementation="ooo:com.sun.star.form.component.CommandButton" form:id="control4" form:label="Søk"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globalWrapper">
        <text:section text:style-name="Sect1" text:name="column-content">
          <text:p text:style-name="Standard"/>
          <text:section text:style-name="Sect1" text:name="content">
            <text:p text:style-name="Standard"><text:bookmark text:name="top"/></text:p>
            <text:section text:style-name="Sect1" text:name="siteNotice">
              <text:p text:style-name="Standard"/>
              <text:section text:style-name="Sect1" text:name="centralNotice">
                <table:table table:name="Table1" table:style-name="Table1">
                  <table:table-column table:style-name="Table1.A"/>
                  <table:table-column table:style-name="Table1.B"/>
                  <table:table-column table:style-name="Table1.C"/>
                  <table:table-row>
                    <table:table-cell table:style-name="Table1.A1" office:value-type="string">
                      <text:p text:style-name="P168"/>
                    </table:table-cell>
                    <table:table-cell table:style-name="Table1.A1" office:value-type="string">
                      <text:p text:style-name="Table_20_Contents">Hjelp til med å bestemme fremtidige opphavsrettsvilkår for Wikimediaprosjektene (avstemningen pågår til 3. mai 2009). <text:a xlink:type="simple" xlink:href="http://no.wikipedia.org/wiki/Special:SecurePoll/vote/1">Stem nå!</text:a> </text:p>
                      <text:p text:style-name="Table_20_Contents">Det er nå mulig å søke om stipend for å delta på Wikimania 2009. <text:a xlink:type="simple" xlink:href="http://wikimania2009.wikimedia.org/wiki/Scholarships">Send din søknad idag!</text:a> </text:p>
                    </table:table-cell>
                    <table:table-cell table:style-name="Table1.A1" office:value-type="string">
                      <text:p text:style-name="Table_20_Contents">[<text:a xlink:type="simple" xlink:href="http://no.wikipedia.org/wiki/Hest#">skjul</text:a>] <text:line-break/>[<text:a xlink:type="simple" xlink:href="http://meta.wikimedia.org/wiki/CentralNotice">Hjelp oss med oversettelser</text:a>] </text:p>
                    </table:table-cell>
                  </table:table-row>
                </table:table>
              </text:section>
              <text:p text:style-name="P1"><text:a xlink:type="simple" xlink:href="http://no.wikimedia.org/wiki/Artikkelkonkurranse_«Estland_2009»">Artikkelkonkurransen «Estland 2009»</text:a> (<text:a xlink:type="simple" xlink:href="http://no.wikipedia.org/wiki/4._april">4. april</text:a>–<text:a xlink:type="simple" xlink:href="http://no.wikipedia.org/wiki/4._mai">4. mai</text:a>) – Vinn tur for to til <text:a xlink:type="simple" xlink:href="http://no.wikipedia.org/wiki/Tallinn">Tallinn</text:a>!<text:span text:style-name="T3"><text:line-break/>Konkurransen er i samarbeid med </text:span><text:a xlink:type="simple" xlink:href="http://www.norra.ee/"><text:span text:style-name="T3">Den norske ambassaden i Tallinn</text:span></text:a><text:span text:style-name="T3"> og </text:span><text:a xlink:type="simple" xlink:href="http://www.estemb.no/"><text:span text:style-name="T3">Den estiske ambassaden i Oslo</text:span></text:a><text:span text:style-name="T3">. (</text:span><text:a xlink:type="simple" xlink:href="http://no.wikimedia.org/wiki/Wikimedia:Pressemeldinger/Artikkelkonkurranse_«Estland_2009»"><text:span text:style-name="T4">Pressemelding</text:span></text:a><text:span text:style-name="T3">)</text:span></text:p>
            </text:section>
            <text:h text:style-name="Heading_20_1" text:outline-level="1" text:is-list-header="true"><text:bookmark text:name="firstHeading"/>Hest</text:h>
            <text:section text:style-name="Sect1" text:name="bodyContent">
              <text:h text:style-name="Heading_20_3" text:outline-level="3" text:is-list-header="true"><text:bookmark text:name="siteSub"/>Fra Wikipedia, den frie encyklopedi</text:h>
              <text:section text:style-name="Sect1" text:name="contentSub">
                <text:p text:style-name="Text_20_body"/>
              </text:section>
              <text:section text:style-name="Sect1" text:name="jump-to-nav">
                <text:p text:style-name="Text_20_body">Gå til: <text:a xlink:type="simple" xlink:href="http://no.wikipedia.org/wiki/Hest#column-one">navigasjon</text:a>, <text:a xlink:type="simple" xlink:href="http://no.wikipedia.org/wiki/Hest#searchInput">søk</text:a></text:p>
              </text:section>
              <text:p text:style-name="Text_20_body"><draw:frame draw:style-name="fr1" draw:name="Frame1" text:anchor-type="paragraph" svg:width="7.197cm" draw:z-index="0"><draw:text-box fo:min-height="0cm"><table:table table:name="Table2" table:style-name="Table2"><table:table-column table:style-name="Table2.A"/><table:table-column table:style-name="Table2.B"/><table:table-row><table:table-cell table:style-name="Table2.A1" table:number-columns-spanned="2" office:value-type="string"><text:p text:style-name="P175">Hest</text:p></table:table-cell><table:covered-table-cell/></table:table-row><table:table-row><table:table-cell table:style-name="Table2.A2" table:number-columns-spanned="2" office:value-type="string"><text:p text:style-name="P169"><draw:a xlink:type="simple" xlink:href="http://no.wikipedia.org/wiki/Fil:Fjording,_mother_and_daughter.jpg"><draw:frame draw:style-name="fr2" draw:name="graphics1" text:anchor-type="as-char" svg:width="6.879cm" svg:height="5.159cm" draw:z-index="9"><draw:image xlink:href="http://upload.wikimedia.org/wikipedia/commons/thumb/4/40/Fjording%2C_mother_and_daughter.jpg/260px-Fjording%2C_mother_and_daughter.jpg" xlink:type="simple" xlink:show="embed" xlink:actuate="onLoad"/><svg:desc>Fjordinger</svg:desc></draw:frame></draw:a><text:line-break/><text:a xlink:type="simple" xlink:href="http://no.wikipedia.org/wiki/Fjording"><text:span text:style-name="T3">Fjordinger</text:span></text:a></text:p></table:table-cell><table:covered-table-cell/></table:table-row><table:table-row><table:table-cell table:style-name="Table2.A3" office:value-type="string"><text:p text:style-name="Table_20_Contents"><text:a xlink:type="simple" xlink:href="http://no.wikipedia.org/wiki/Nomenklatur_%28biologi%29">Vitenskapelig(e)<text:line-break/>navn</text:a>:</text:p></table:table-cell><table:table-cell table:style-name="Table2.A2" office:value-type="string"><text:p text:style-name="Table_20_Contents"><text:span text:style-name="T2">Equus caballus</text:span><text:line-break/><text:a xlink:type="simple" xlink:href="http://no.wikipedia.org/wiki/Carl_von_Linné"><text:span text:style-name="T3">L.</text:span></text:a><text:span text:style-name="T3">, </text:span><text:a xlink:type="simple" xlink:href="http://no.wikipedia.org/wiki/1758"><text:span text:style-name="T3">1758</text:span></text:a></text:p></table:table-cell></table:table-row><table:table-row><table:table-cell table:style-name="Table2.A3" office:value-type="string"><text:p text:style-name="Table_20_Contents">Norsk(e) navn:</text:p></table:table-cell><table:table-cell table:style-name="Table2.A2" office:value-type="string"><text:p text:style-name="Table_20_Contents">hest,<text:line-break/>hoppe,<text:line-break/>hingst,<text:line-break/>vallak,<text:line-break/>gamp</text:p></table:table-cell></table:table-row><table:table-row><table:table-cell table:style-name="Table2.A3" office:value-type="string"><text:p text:style-name="Table_20_Contents"><text:a xlink:type="simple" xlink:href="http://no.wikipedia.org/wiki/Gruppe_%28biologi%29#Overordnede_og_delgrupper">Hører til</text:a>:</text:p></table:table-cell><table:table-cell table:style-name="Table2.A2" office:value-type="string"><text:p text:style-name="Table_20_Contents"><text:a xlink:type="simple" xlink:href="http://no.wikipedia.org/wiki/Hester">hester</text:a>,<text:line-break/><text:a xlink:type="simple" xlink:href="http://no.wikipedia.org/wiki/Upartåede_hovdyr">upartåede hovdyr</text:a>,<text:line-break/><text:a xlink:type="simple" xlink:href="http://no.wikipedia.org/wiki/Pattedyr">pattedyr</text:a></text:p></table:table-cell></table:table-row><table:table-row><table:table-cell table:style-name="Table2.A3" office:value-type="string"><text:p text:style-name="Table_20_Contents"><text:a xlink:type="simple" xlink:href="http://no.wikipedia.org/wiki/Habitat">Habitat</text:a>:</text:p></table:table-cell><table:table-cell table:style-name="Table2.A2" office:value-type="string"><text:p text:style-name="Table_20_Contents">sletteland</text:p></table:table-cell></table:table-row><table:table-row><table:table-cell table:style-name="Table2.A3" office:value-type="string"><text:p text:style-name="Table_20_Contents">Utbredelse:</text:p></table:table-cell><table:table-cell table:style-name="Table2.A2" office:value-type="string"><text:p text:style-name="Table_20_Contents">flere steder i verden</text:p></table:table-cell></table:table-row><table:table-row><table:table-cell table:style-name="Table2.A3" office:value-type="string"><text:p text:style-name="Table_20_Contents"><text:a xlink:type="simple" xlink:href="http://no.wikipedia.org/wiki/Rase">Raser</text:a>:</text:p></table:table-cell><table:table-cell table:style-name="Table2.A2" office:value-type="string"><text:list text:style-name="L1"><text:list-item><text:p text:style-name="P170">se <text:a xlink:type="simple" xlink:href="http://no.wikipedia.org/wiki/Hesteraser">hesteraser</text:a> </text:p></text:list-item><text:list-item><text:p text:style-name="P173"><text:a xlink:type="simple" xlink:href="http://no.wikipedia.org/wiki/Takhi">Takhi</text:a> </text:p></text:list-item></text:list></table:table-cell></table:table-row></table:table></draw:text-box></draw:frame><text:span text:style-name="T5">Hest</text:span> (<text:span text:style-name="T1">Equus caballus</text:span>) er en <text:a xlink:type="simple" xlink:href="http://no.wikipedia.org/wiki/Art">art</text:a> av <text:a xlink:type="simple" xlink:href="http://no.wikipedia.org/wiki/Hovdyr">hovdyr</text:a> og tilhører <text:a xlink:type="simple" xlink:href="http://no.wikipedia.org/wiki/Slekt_%28biologi%29">slekten</text:a> <text:a xlink:type="simple" xlink:href="http://no.wikipedia.org/wiki/Equus"><text:span text:style-name="T1">Equus</text:span></text:a>, som er en av flere arter i <text:a xlink:type="simple" xlink:href="http://no.wikipedia.org/wiki/Hestefamilien">hestefamilien</text:a>. Hesten spilte en betydelig rolle som arbeidskraft og <text:a xlink:type="simple" xlink:href="http://no.wikipedia.org/wiki/Transportmiddel">transportmiddel</text:a> i tidligere tider.</text:p>
              <text:p text:style-name="P2"><text:bookmark text:name="toc"/></text:p>
              <table:table table:name="Table3" table:style-name="Table3">
                <table:table-column table:style-name="Table3.A"/>
                <text:soft-page-break/>
                <table:table-row>
                  <table:table-cell table:style-name="Table3.A1" office:value-type="string">
                    <text:section text:style-name="Sect1" text:name="toctitle">
                      <text:h text:style-name="Heading_20_2" text:outline-level="2" text:is-list-header="true">Innhold</text:h>
                      <text:p text:style-name="Table_20_Contents">[<text:bookmark text:name="togglelink"/><text:a xlink:type="simple" xlink:href="javascript:toggleToc()">skjul</text:a>]</text:p>
                    </text:section>
                    <text:list text:style-name="L2">
                      <text:list-item>
                        <text:p text:style-name="P171"><text:a xlink:type="simple" xlink:href="http://no.wikipedia.org/wiki/Hest#Beskrivelse">1 Beskrivelse</text:a> </text:p>
                      </text:list-item>
                      <text:list-item>
                        <text:p text:style-name="P171"><text:a xlink:type="simple" xlink:href="http://no.wikipedia.org/wiki/Hest#Sykdommer">2 Sykdommer</text:a> </text:p>
                      </text:list-item>
                      <text:list-item>
                        <text:p text:style-name="P171"><text:a xlink:type="simple" xlink:href="http://no.wikipedia.org/wiki/Hest#Historie">3 Historie</text:a> </text:p>
                      </text:list-item>
                      <text:list-item>
                        <text:p text:style-name="P171"><text:a xlink:type="simple" xlink:href="http://no.wikipedia.org/wiki/Hest#Typer_og_raser">4 Typer og raser</text:a> </text:p>
                        <text:list>
                          <text:list-item>
                            <text:p text:style-name="P171"><text:a xlink:type="simple" xlink:href="http://no.wikipedia.org/wiki/Hest#Kaldblodshester">4.1 Kaldblodshester</text:a> </text:p>
                          </text:list-item>
                          <text:list-item>
                            <text:p text:style-name="P171"><text:a xlink:type="simple" xlink:href="http://no.wikipedia.org/wiki/Hest#Varmblodshester">4.2 Varmblodshester</text:a> </text:p>
                            <text:list>
                              <text:list-item>
                                <text:p text:style-name="P171"><text:a xlink:type="simple" xlink:href="http://no.wikipedia.org/wiki/Hest#Fullblodshester">4.2.1 Fullblodshester</text:a> </text:p>
                              </text:list-item>
                              <text:list-item>
                                <text:p text:style-name="P171"><text:a xlink:type="simple" xlink:href="http://no.wikipedia.org/wiki/Hest#Halvblodshester">4.2.2 Halvblodshester</text:a> </text:p>
                              </text:list-item>
                            </text:list>
                          </text:list-item>
                        </text:list>
                      </text:list-item>
                      <text:list-item>
                        <text:p text:style-name="P171"><text:a xlink:type="simple" xlink:href="http://no.wikipedia.org/wiki/Hest#Religion_og_symbolikk">5 Religion og symbolikk</text:a> </text:p>
                      </text:list-item>
                      <text:list-item>
                        <text:p text:style-name="P171"><text:a xlink:type="simple" xlink:href="http://no.wikipedia.org/wiki/Hest#Se_ogs.C3.A5">6 Se også</text:a> </text:p>
                      </text:list-item>
                      <text:list-item>
                        <text:p text:style-name="P171"><text:a xlink:type="simple" xlink:href="http://no.wikipedia.org/wiki/Hest#Eksterne_lenker">7 Eksterne lenker</text:a> </text:p>
                      </text:list-item>
                      <text:list-item>
                        <text:p text:style-name="P174"><text:a xlink:type="simple" xlink:href="http://no.wikipedia.org/wiki/Hest#Referanser">8 Referanser</text:a> </text:p>
                      </text:list-item>
                    </text:list>
                  </table:table-cell>
                </table:table-row>
              </table:table>
              <text:h text:style-name="Heading_20_2" text:outline-level="2" text:is-list-header="true"><text:bookmark text:name="Beskrivelse"/><text:soft-page-break/>[<text:a xlink:type="simple" xlink:href="http://no.wikipedia.org/w/index.php?title=Hest&amp;action=edit&amp;section=1">rediger</text:a>] Beskrivelse</text:h>
              <text:p text:style-name="P13"><draw:a xlink:type="simple" xlink:href="http://no.wikipedia.org/wiki/Fil:Muybridge_race_horse_animated.gif"><draw:frame draw:style-name="fr2" draw:name="graphics2" text:anchor-type="as-char" svg:width="4.763cm" svg:height="3.175cm" draw:z-index="1"><draw:image xlink:href="http://upload.wikimedia.org/wikipedia/commons/d/dd/Muybridge_race_horse_animated.gif" xlink:type="simple" xlink:show="embed" xlink:actuate="onLoad"/></draw:frame></draw:a> </text:p>
              <text:p text:style-name="P13"><draw:a xlink:type="simple" xlink:href="http://no.wikipedia.org/wiki/Fil:Muybridge_race_horse_animated.gif"><draw:frame draw:style-name="fr3" draw:name="graphics3" text:anchor-type="as-char" svg:width="0.467cm" svg:height="0.362cm" draw:z-index="2"><draw:image xlink:href="http://no.wikipedia.org/skins-1.5/common/images/magnify-clip.png" xlink:type="simple" xlink:show="embed" xlink:actuate="onLoad"/></draw:frame></draw:a></text:p>
              <text:p text:style-name="Text_20_body">Hest i <text:a xlink:type="simple" xlink:href="http://no.wikipedia.org/wiki/Galopp">galopp</text:a></text:p>
              <text:p text:style-name="Text_20_body">Hesten er et planteetende byttedyr, som stammer fra 4 ulike urhester, der Przewalskihesten er den eneste som fremdeles eksisterer. Przewalskihesten lever på steppene i Mongolia. Denne urhesten finnes fortsatt i Mongolia, i tillegg til forskjellige dyrhager rundt i verden, og er svært lik vå gamle norske hesterase, fjordhesten. Den er sterkt utrydningstruet. Blant de andre urhesen kan nevnes skogshesten som levde i de europeiske skogene og som mest sannsynlig er stamfar til mange av de tunge hesterasene fra Nord-Europa.</text:p>
              <text:p text:style-name="Text_20_body">Hester er store dyr med en mankehøyde på 148 cm eller mer. Ponnier er hester med en mankehøyde under 148 cm. De aller største hesterasene kan veie godt over 1 000 kilo, som for eksempel den engelske Shirehesten. Hestedyr kjennetegnes på håret, som strekker seg fra hodet og ned over nakkekammen til manken. Denne spesielle behåringen kalles gjerne en «man». I andre enden har hesten en hale med svært lange lange hår. Halen kalles en hestehale, håret i denne kalles teglhår, og brukes bl.a. til å produsere fiolinstrenger.</text:p>
              <text:p text:style-name="Text_20_body">Hunnhesten kalles <text:a xlink:type="simple" xlink:href="http://no.wikipedia.org/wiki/Hoppe"><text:span text:style-name="T1">hoppe</text:span></text:a> eller (når hun er voksen) <text:a xlink:type="simple" xlink:href="http://no.wikipedia.org/wiki/Merr"><text:span text:style-name="T1">merr</text:span></text:a>, hannhesten <text:a xlink:type="simple" xlink:href="http://no.wikipedia.org/wiki/Hingst"><text:span text:style-name="T1">hingst</text:span></text:a> eller dersom den er <text:a xlink:type="simple" xlink:href="http://no.wikipedia.org/wiki/Kastraksjon">kastrert</text:a>, <text:a xlink:type="simple" xlink:href="http://no.wikipedia.org/wiki/Vallak"><text:span text:style-name="T1">vallak</text:span></text:a>, en hannhest med bare en testikkel i pungen, kalles <text:span text:style-name="T1">klapphingst</text:span> og en hannhest uten noen testikler i pungen kalles en <text:span text:style-name="T1">urhingst</text:span>. Disse to «typene» av hannhesten, samt den kastrert, kan ikke bli kåret på en utstilling og blir dermed aldri tillatt til bruk i avl.</text:p>
              <text:p text:style-name="Text_20_body">Avkommet kalles et <text:a xlink:type="simple" xlink:href="http://no.wikipedia.org/wiki/Føll"><text:span text:style-name="T1">føll</text:span></text:a> eller en <text:a xlink:type="simple" xlink:href="http://no.wikipedia.org/wiki/Fole"><text:span text:style-name="T1">fole</text:span></text:a>.</text:p>
              <text:h text:style-name="Heading_20_2" text:outline-level="2" text:is-list-header="true"><text:bookmark text:name="Sykdommer"/>[<text:a xlink:type="simple" xlink:href="http://no.wikipedia.org/w/index.php?title=Hest&amp;action=edit&amp;section=2">rediger</text:a>] Sykdommer</text:h>
              <text:p text:style-name="Text_20_body">Vanlige sykdommer hos hester er <text:a xlink:type="simple" xlink:href="http://no.wikipedia.org/wiki/Kolikk_%28hest%29">kolikk</text:a>, <text:a xlink:type="simple" xlink:href="http://no.wikipedia.org/wiki/Forfangenhet">forfangenhet</text:a>, <text:a xlink:type="simple" xlink:href="http://no.wikipedia.org/wiki/Krysslammelse">krysslammelse</text:a>, <text:a xlink:type="simple" xlink:href="http://no.wikipedia.org/wiki/Hesteinfluensa">hesteinfluensa</text:a>, <text:a xlink:type="simple" xlink:href="http://no.wikipedia.org/wiki/Kverke">kverke</text:a>, <text:a xlink:type="simple" xlink:href="http://no.wikipedia.org/wiki/Hovbyll">hovbyll</text:a>, <text:a xlink:type="simple" xlink:href="http://no.wikipedia.org/wiki/Mugg">mugg</text:a> og <text:a xlink:type="simple" xlink:href="http://no.wikipedia.org/wiki/Ringorm">ringorm</text:a>.</text:p>
              <text:h text:style-name="Heading_20_2" text:outline-level="2" text:is-list-header="true"><text:bookmark text:name="Historie"/>[<text:a xlink:type="simple" xlink:href="http://no.wikipedia.org/w/index.php?title=Hest&amp;action=edit&amp;section=3">rediger</text:a>] Historie</text:h>
              <text:p text:style-name="Text_20_body">Man regner med at hesten nedstammer fra et lite dyr som levde for 60 millioner år siden, som man har gitt navnet Eohippus. Denne skapningen var ikke større enn 40 cm og levde i store sump- og myrområder. Den hadde føtter som lignet på bjørnelabber med fire tær på forbena og tre tær på bakbena. Den hadde noen få stive hår som man og en kort stiv hale. Eohippus var ikke særlig rask, den var en planteeter som stort sett bare spiste spedeblader fra busker og trær som den kunne nå.</text:p>
              <text:p text:style-name="Text_20_body">Det første hovdyret som gikk på én tå kalles pliohippus, og levde for 10 millioner år siden. Den levde på steppene og kunne løpe fort for å unslippe rovdyrene. Den spiste da gress istede for løv, og var ca 110 cm - 115 cm høy.</text:p>
              <text:p text:style-name="Text_20_body">Hesten ble <text:a xlink:type="simple" xlink:href="http://no.wikipedia.org/wiki/Domestisering">domestisert</text:a> for omkring 6 000 år siden, trolig i <text:a xlink:type="simple" xlink:href="http://no.wikipedia.org/wiki/Ukraina">Ukraina</text:a>.<text:bookmark text:name="cite_ref-0"/><text:a xlink:type="simple" xlink:href="http://no.wikipedia.org/wiki/Hest#cite_note-0">[1]</text:a> I moderne tid har selektiv avl lagt grunnlaget for mange ulike <text:a xlink:type="simple" xlink:href="http://no.wikipedia.org/wiki/Hesteraser">hesteraser</text:a>. Noen er avlet fram spesielt for kjøring, andre er avlet fram med tanke på riding og som løpshester. I industrilandene blir hesten mest brukt til hestesport, men det finnes fortsatt eksempler på at hesten fortsatt brukes til gårdsdrift. Den blir dessuten brukt som matkilde. I <text:a xlink:type="simple" xlink:href="http://no.wikipedia.org/wiki/U-land">u-landene</text:a> er det fortsatt vanlig å bruke hester som arbeidskraft, men også disse landene utnyttes hesten som matauk.</text:p>
              <text:p text:style-name="Text_20_body"><text:soft-page-break/>Hester lever stort sett i fangenskap, selv om den <text:a xlink:type="simple" xlink:href="http://no.wikipedia.org/wiki/Mongolia">mongolske</text:a>, <text:a xlink:type="simple" xlink:href="http://no.wikipedia.org/wiki/Przewalskihest">przewalskihesten</text:a> fortsatt finnes som villhest og regnes som en egen <text:a xlink:type="simple" xlink:href="http://no.wikipedia.org/wiki/Underart">underart</text:a>, <text:span text:style-name="T1">Equus ferus cabbalus</text:span>. Også den blir imidlertid brukt som arbeidsdyr og til matauk av mongolene. Også i Australia finner man ville hester, dette som en konsekvens av at kolonistene tok med seg hester fra England. Fordi hester opprinnelig ikke fantes i Australia, men er en innført art, er ville hester mange steder et stort problem, blant annet fordi de forårsaker <text:a xlink:type="simple" xlink:href="http://no.wikipedia.org/wiki/Erosjon">erosjon</text:a>. <text:bookmark text:name="cite_ref-1"/><text:a xlink:type="simple" xlink:href="http://no.wikipedia.org/wiki/Hest#cite_note-1">[2]</text:a></text:p>
              <text:p text:style-name="Text_20_body">Tamhesten brukes i dag mest innen <text:a xlink:type="simple" xlink:href="http://no.wikipedia.org/wiki/Turisme">turisme</text:a> og <text:a xlink:type="simple" xlink:href="http://no.wikipedia.org/wiki/Hestesport">hestesport</text:a>, som <text:a xlink:type="simple" xlink:href="http://no.wikipedia.org/wiki/Travsport">travsport</text:a>, <text:a xlink:type="simple" xlink:href="http://no.wikipedia.org/wiki/Galopp">galopp</text:a>, <text:a xlink:type="simple" xlink:href="http://no.wikipedia.org/wiki/Sprangridning">sprangridning</text:a> eller <text:a xlink:type="simple" xlink:href="http://no.wikipedia.org/wiki/Dressurridning">dressurridning</text:a>, men også innen <text:a xlink:type="simple" xlink:href="http://no.wikipedia.org/wiki/Avl">avl</text:a>, <text:a xlink:type="simple" xlink:href="http://no.wikipedia.org/wiki/Rideskole">rideskoleer</text:a> og til hobbybruk. Flere rideskoler tilbyr også såkalt <text:a xlink:type="simple" xlink:href="http://no.wikipedia.org/w/index.php?title=Terapiridning&amp;action=edit&amp;redlink=1">terapiridning</text:a> til mennesker med ulike fysiske eller psykiske funksjonshemminger.</text:p>
              <text:h text:style-name="Heading_20_2" text:outline-level="2" text:is-list-header="true"><text:bookmark text:name="Typer_og_raser"/>[<text:a xlink:type="simple" xlink:href="http://no.wikipedia.org/w/index.php?title=Hest&amp;action=edit&amp;section=4">rediger</text:a>] Typer og raser</text:h>
              <text:p text:style-name="Text_20_body">Dagens hesteraser kan i grove trekk deles inn i to grunnleggende typer: såkalte <text:span text:style-name="T1">kaldblods</text:span>- og <text:span text:style-name="T1">varmblodshester</text:span>. <text:a xlink:type="simple" xlink:href="http://no.wikipedia.org/wiki/Varmblodshester">Varmblodshester</text:a> deles videre inn i <text:span text:style-name="T1">fullblods-</text:span> og <text:span text:style-name="T1">halvblodshester</text:span>. Hestens grunnleggende <text:a xlink:type="simple" xlink:href="http://no.wikipedia.org/wiki/Atferd">atferdsmessige</text:a>, <text:a xlink:type="simple" xlink:href="http://no.wikipedia.org/wiki/Anatomi">anatomiske</text:a> og <text:a xlink:type="simple" xlink:href="http://no.wikipedia.org/wiki/Morfologi_%28biologi%29">morfologiske</text:a> egenskaper ligger til grunn for inndelingen. Det skal finnes over 500 hesteraser rundt om i verden, hvorav cirka 100 regnes som vanlige. Tre hesteraser regnes som norske; <text:a xlink:type="simple" xlink:href="http://no.wikipedia.org/wiki/Fjording">fjording</text:a>, <text:a xlink:type="simple" xlink:href="http://no.wikipedia.org/wiki/Nordlandshest/lyngshest">nordlandshest/lyngshest</text:a> og <text:a xlink:type="simple" xlink:href="http://no.wikipedia.org/wiki/Dølahest">dølahest</text:a>.</text:p>
              <text:h text:style-name="Heading_20_3" text:outline-level="3" text:is-list-header="true"><text:bookmark text:name="Kaldblodshester"/>[<text:a xlink:type="simple" xlink:href="http://no.wikipedia.org/w/index.php?title=Hest&amp;action=edit&amp;section=5">rediger</text:a>] Kaldblodshester</text:h>
              <text:p text:style-name="Text_20_body">Kaldblodshester er store hesteraser med opprinnelse fra temperert områder. Dette er typisk hester som er tyngre bygget, og som mangler den edle og lette kroppsbygningen man finner hos varmblodshestene. Eksempler på dette er <text:a xlink:type="simple" xlink:href="http://no.wikipedia.org/wiki/Nordlandshest">nordlandshest</text:a>, <text:a xlink:type="simple" xlink:href="http://no.wikipedia.org/wiki/Fjording">fjording</text:a>, og <text:a xlink:type="simple" xlink:href="http://no.wikipedia.org/wiki/Dølahest">dølahest</text:a>. Den største hesterasen er <text:a xlink:type="simple" xlink:href="http://no.wikipedia.org/w/index.php?title=Shirehesten&amp;action=edit&amp;redlink=1">Shirehesten</text:a>, og den minste er <text:a xlink:type="simple" xlink:href="http://no.wikipedia.org/w/index.php?title=Fallabella&amp;action=edit&amp;redlink=1">Fallabella</text:a>.</text:p>
              <text:p text:style-name="Text_20_body">Kaldblodshesten er bygget for kaldt klima, og er derfor godt beskyttet av pels og beskyttelseshår (hovskjegg, man, hale og pannelugg er typisk). Anatomiske detaljer, som blodårer, ligger godt beskyttet av huden. De er nøysomme i kosten og har gjerne et rolig gemytt, slik at <text:a xlink:type="simple" xlink:href="http://no.wikipedia.org/wiki/Energi">energien</text:a> ikke går til spille. De har dermed bedre sjanse til å holde på varmen.</text:p>
              <text:h text:style-name="Heading_20_3" text:outline-level="3" text:is-list-header="true"><text:bookmark text:name="Varmblodshester"/>[<text:a xlink:type="simple" xlink:href="http://no.wikipedia.org/w/index.php?title=Hest&amp;action=edit&amp;section=6">rediger</text:a>] Varmblodshester</text:h>
              <text:p text:style-name="Text_20_body">Varmblodshesten stammer opprinnelig fra varme strøk og deles gjerne inn i såkalte <text:span text:style-name="T1">fullblodshester</text:span> og <text:span text:style-name="T1">halvblodshester</text:span>. Denne hestetypen er spinklere bygget og har kortere og tynnere pels enn kaldblodshester. Et godt eksempel på en varmblodshest, er en <text:a xlink:type="simple" xlink:href="http://no.wikipedia.org/wiki/Araberhest">Araber</text:a>.</text:p>
              <text:h text:style-name="Heading_20_4" text:outline-level="4" text:is-list-header="true"><text:bookmark text:name="Fullblodshester"/>[<text:a xlink:type="simple" xlink:href="http://no.wikipedia.org/w/index.php?title=Hest&amp;action=edit&amp;section=7">rediger</text:a>] Fullblodshester</text:h>
              <text:p text:style-name="Text_20_body">De edleste varmblodshestene kalles gjerne fullblodshester. De kjennetegnes med svært tynn pels, lite beskyttelshår, synlige blodårer, høyreist holdning, sterke slanke ben og vekten i hovedsak fordelt på forparten. De mest kjente fullblodsrasene er <text:a xlink:type="simple" xlink:href="http://no.wikipedia.org/w/index.php?title=Engelsk_fullblod&amp;action=edit&amp;redlink=1">engelsk fullblod</text:a> og <text:a xlink:type="simple" xlink:href="http://no.wikipedia.org/w/index.php?title=Fullblods_araber&amp;action=edit&amp;redlink=1">fullblods araber</text:a>. Den engelske fullblodsen brukes hovedsakelig til veddeløp, men den er også en populær sprang- og feltrittshest. I avl brukes den til foredling av andre raser, som for eksempel halvblodshester som <text:a xlink:type="simple" xlink:href="http://no.wikipedia.org/wiki/Hannoveraner">hannoveraner</text:a> og <text:a xlink:type="simple" xlink:href="http://no.wikipedia.org/w/index.php?title=Dansk_varmblod&amp;action=edit&amp;redlink=1">dansk varmblod</text:a>, og det er flere fullblodshester stambokført i varmblodsstambøker. Ladykiller xx er en av de mest kjente hingstene i varmblodsavl.</text:p>
              <text:p text:style-name="Text_20_body">Engelsk fullblod regnes som verdens raskeste hesterase, mens fullblods araber som den mest utholdende. Disse rasene er stamfedre til de fleste hesterasene rundt om i verden, i og med at menneskene gjennom tidene har vært på jakt etter den raskeste og mest allsidige konkurransehesten. Alle engelsk fullblodshester stammer fra 3 arabiske hingster. Det avles også engelsk fullblods i Norge. Galoppløp i Norge finner sted på <text:a xlink:type="simple" xlink:href="http://no.wikipedia.org/wiki/Øvrevoll_Galoppbane">Øvrevoll Galoppbane</text:a>.</text:p>
              <text:h text:style-name="Heading_20_4" text:outline-level="4" text:is-list-header="true"><text:bookmark text:name="Halvblodshester"/><text:soft-page-break/>[<text:a xlink:type="simple" xlink:href="http://no.wikipedia.org/w/index.php?title=Hest&amp;action=edit&amp;section=8">rediger</text:a>] Halvblodshester</text:h>
              <text:p text:style-name="Text_20_body">De litt mindre edle varmblodshestene kalles gjerne halvblodshester. Eksemler på slike er <text:a xlink:type="simple" xlink:href="http://no.wikipedia.org/wiki/Holsteiner">holsteiner</text:a> og <text:a xlink:type="simple" xlink:href="http://no.wikipedia.org/wiki/Hannoveraner">hannoveraner</text:a>. Mange land har egne stambøker for varmblods ridehester, blant annet Norge (<text:a xlink:type="simple" xlink:href="http://no.wikipedia.org/wiki/Norsk_varmblod">norsk varmblod</text:a>), Danmark (<text:a xlink:type="simple" xlink:href="http://no.wikipedia.org/w/index.php?title=Dansk_varmblod&amp;action=edit&amp;redlink=1">dansk varmblod</text:a>) og <text:a xlink:type="simple" xlink:href="http://no.wikipedia.org/wiki/Nederland">Nederland</text:a> (KWPN). Varmblodshingster <text:a xlink:type="simple" xlink:href="http://no.wikipedia.org/wiki/Stambok">stambokføres</text:a> i ulike land. Føllets rase bestemmes av landet det fødes i. Varmblods ridehester brukes hovedsakelig til dressur- og sprangridning. Den kan kan også gjøre det bra i <text:a xlink:type="simple" xlink:href="http://no.wikipedia.org/wiki/Feltritt">feltritt</text:a> selv om fullblodshesten er sterkere representert i denne grenen. Varmblodstraver er den vanligste varmblodshesten i Norge.</text:p>
              <text:h text:style-name="Heading_20_2" text:outline-level="2" text:is-list-header="true"><text:bookmark text:name="Religion_og_symbolikk"/>[<text:a xlink:type="simple" xlink:href="http://no.wikipedia.org/w/index.php?title=Hest&amp;action=edit&amp;section=9">rediger</text:a>] Religion og symbolikk</text:h>
              <text:p text:style-name="Text_20_body">Hester har også blitt brukt som <text:a xlink:type="simple" xlink:href="http://no.wikipedia.org/wiki/Metafor">metafor</text:a> for forskjellige <text:a xlink:type="simple" xlink:href="http://no.wikipedia.org/wiki/Psykologi">psykologiske</text:a> fenomener. Den <text:a xlink:type="simple" xlink:href="http://no.wikipedia.org/wiki/Gresk">greske</text:a> <text:a xlink:type="simple" xlink:href="http://no.wikipedia.org/wiki/Filosof">filosofen</text:a> <text:a xlink:type="simple" xlink:href="http://no.wikipedia.org/wiki/Platon">Platon</text:a> beskrev mennesket som et <text:a xlink:type="simple" xlink:href="http://no.wikipedia.org/wiki/Tospann">tospann</text:a>, med en <text:a xlink:type="simple" xlink:href="http://no.wikipedia.org/wiki/Kusk">kusk</text:a>, som symboliserer fornuften, og to hester, én svart og én hvit. Den svarte hesten står for <text:a xlink:type="simple" xlink:href="http://no.wikipedia.org/wiki/Lyst">lyster</text:a> og <text:a xlink:type="simple" xlink:href="http://no.wikipedia.org/wiki/Begjær">begjær</text:a>, den hvite for <text:a xlink:type="simple" xlink:href="http://no.wikipedia.org/wiki/Mot">mot</text:a> og <text:a xlink:type="simple" xlink:href="http://no.wikipedia.org/wiki/Vilje">vilje</text:a>. Den hvite lystrer, mens den svarte går sine egne veier. Kusken (fornuften) er overordnet hestene, og den hvite hesten er edlere enn den svarte. Denne lignelsen ble brukt til å beskrive menneskets sjel. <text:bookmark text:name="cite_ref-2"/><text:a xlink:type="simple" xlink:href="http://no.wikipedia.org/wiki/Hest#cite_note-2">[3]</text:a></text:p>
              <text:h text:style-name="Heading_20_2" text:outline-level="2" text:is-list-header="true"><text:bookmark text:name="Se_ogs.C3.A5"/>[<text:a xlink:type="simple" xlink:href="http://no.wikipedia.org/w/index.php?title=Hest&amp;action=edit&amp;section=10">rediger</text:a>] Se også</text:h>
              <text:list text:style-name="L3">
                <text:list-item>
                  <text:p text:style-name="P14"><text:a xlink:type="simple" xlink:href="http://no.wikipedia.org/wiki/Hesteraser">Hesteraser</text:a> </text:p>
                </text:list-item>
                <text:list-item>
                  <text:p text:style-name="P14"><text:a xlink:type="simple" xlink:href="http://no.wikipedia.org/wiki/Anatomi_på_hest_og_storfe">Anatomi på hest og storfe</text:a> </text:p>
                </text:list-item>
                <text:list-item>
                  <text:p text:style-name="P14"><text:a xlink:type="simple" xlink:href="http://no.wikipedia.org/wiki/Hestesport">Hestesport</text:a> </text:p>
                </text:list-item>
                <text:list-item>
                  <text:p text:style-name="P14"><text:a xlink:type="simple" xlink:href="http://no.wikipedia.org/wiki/Ridning">Ridning</text:a> </text:p>
                </text:list-item>
                <text:list-item>
                  <text:p text:style-name="P14"><text:a xlink:type="simple" xlink:href="http://no.wikipedia.org/wiki/Kategori:Hesteutstyr">Hesteutstyr omtalt på norsk wikipedia</text:a> - <text:a xlink:type="simple" xlink:href="http://no.wikipedia.org/wiki/Hestesal">hestesal</text:a> - <text:a xlink:type="simple" xlink:href="http://no.wikipedia.org/wiki/Hestesele">hestesele</text:a> </text:p>
                </text:list-item>
                <text:list-item>
                  <text:p text:style-name="P14"><text:a xlink:type="simple" xlink:href="http://no.wikipedia.org/wiki/Stall">Stall</text:a> </text:p>
                </text:list-item>
                <text:list-item>
                  <text:p text:style-name="P14"><text:a xlink:type="simple" xlink:href="http://no.wikipedia.org/wiki/Kavaleri">Kavaleri</text:a> </text:p>
                </text:list-item>
                <text:list-item>
                  <text:p text:style-name="P14"><text:a xlink:type="simple" xlink:href="http://no.wikipedia.org/wiki/Hestelort">Hestelort</text:a> </text:p>
                </text:list-item>
                <text:list-item>
                  <text:p text:style-name="P3"><text:a xlink:type="simple" xlink:href="http://no.wikipedia.org/wiki/Travsport">Travsport</text:a> </text:p>
                </text:list-item>
              </text:list>
              <text:h text:style-name="Heading_20_2" text:outline-level="2" text:is-list-header="true"><text:bookmark text:name="Eksterne_lenker"/>[<text:a xlink:type="simple" xlink:href="http://no.wikipedia.org/w/index.php?title=Hest&amp;action=edit&amp;section=11">rediger</text:a>] Eksterne lenker</text:h>
              <table:table table:name="Table4" table:style-name="Table4">
                <table:table-column table:style-name="Table4.A"/>
                <table:table-column table:style-name="Table4.B"/>
                <table:table-row>
                  <table:table-cell table:style-name="Table4.A1" office:value-type="string">
                    <text:p text:style-name="Table_20_Contents"><draw:a xlink:type="simple" xlink:href="http://no.wikipedia.org/wiki/Fil:Commons-logo.svg"><draw:frame draw:style-name="fr2" draw:name="graphics4" text:anchor-type="as-char" svg:width="0.529cm" svg:height="0.714cm" draw:z-index="8"><draw:image xlink:href="http://upload.wikimedia.org/wikipedia/commons/thumb/4/4a/Commons-logo.svg/20px-Commons-logo.svg.png" xlink:type="simple" xlink:show="embed" xlink:actuate="onLoad"/><svg:desc>Commons</svg:desc></draw:frame></draw:a></text:p>
                  </table:table-cell>
                  <table:table-cell table:style-name="Table4.A1" office:value-type="string">
                    <text:p text:style-name="P172"><text:a xlink:type="simple" xlink:href="http://commons.wikimedia.org/wiki/Equus_caballus"><text:span text:style-name="T5">Commons: Equus caballus</text:span></text:a> – bilder, video eller lyd</text:p>
                  </table:table-cell>
                </table:table-row>
              </table:table>
              <table:table table:name="Table5" table:style-name="Table5">
                <table:table-column table:style-name="Table5.A"/>
                <table:table-column table:style-name="Table5.B"/>
                <table:table-row>
                  <table:table-cell table:style-name="Table5.A1" office:value-type="string">
                    <text:p text:style-name="Table_20_Contents"><draw:a xlink:type="simple" xlink:href="http://no.wikipedia.org/wiki/Fil:Wikispecies-logo.svg"><draw:frame draw:style-name="fr2" draw:name="graphics5" text:anchor-type="as-char" svg:width="0.529cm" svg:height="0.609cm" draw:z-index="10"><draw:image xlink:href="http://upload.wikimedia.org/wikipedia/commons/thumb/d/df/Wikispecies-logo.svg/20px-Wikispecies-logo.svg.png" xlink:type="simple" xlink:show="embed" xlink:actuate="onLoad"/><svg:desc>Wikispecies</svg:desc></draw:frame></draw:a></text:p>
                  </table:table-cell>
                  <table:table-cell table:style-name="Table5.A1" office:value-type="string">
                    <text:p text:style-name="P172"><text:a xlink:type="simple" xlink:href="http://species.wikimedia.org/wiki/Equus_caballus"><text:span text:style-name="T5">Wikispecies: Equus caballus</text:span></text:a> – detaljert artsinformasjon</text:p>
                  </table:table-cell>
                </table:table-row>
              </table:table>
              <text:list text:style-name="L4">
                <text:list-item>
                  <text:p text:style-name="P22"><text:a xlink:type="simple" xlink:href="http://www.hest.no/news/?func=show_news&amp;news_id=1915">«Da hesten ikke hadde høver» (om artens utvikling)</text:a> </text:p>
                </text:list-item>
                <text:list-item>
                  <text:p text:style-name="P22"><text:a xlink:type="simple" xlink:href="http://www.hest.no/">Hest.no («Der hestefolk møtes»)</text:a> </text:p>
                </text:list-item>
                <text:list-item>
                  <text:p text:style-name="P22"><text:a xlink:type="simple" xlink:href="http://runeberg.org/nfbl/0106.html">Fyldige artikler, blant annet om «Hästdjuren» («Hestedyr»), fra </text:a><text:a xlink:type="simple" xlink:href="http://runeberg.org/nfbl/0106.html"><text:span text:style-name="T1">Nordisk famlijebok</text:span></text:a><text:a xlink:type="simple" xlink:href="http://runeberg.org/nfbl/0106.html"> fra 1910 (på svensk)</text:a> </text:p>
                </text:list-item>
                <text:list-item>
                  <text:p text:style-name="P4"><text:a xlink:type="simple" xlink:href="http://www.hestemarked.no/">Hestemarked.no (Norges største heste-side, kjøp og salg, diskusjonsforum, fakta, og mye mer!)</text:a> </text:p>
                </text:list-item>
              </text:list>
              <text:h text:style-name="Heading_20_2" text:outline-level="2" text:is-list-header="true"><text:bookmark text:name="Referanser"/>[<text:a xlink:type="simple" xlink:href="http://no.wikipedia.org/w/index.php?title=Hest&amp;action=edit&amp;section=12">rediger</text:a>] Referanser</text:h>
              <text:list text:style-name="L5">
                <text:list-item>
                  <text:p text:style-name="P25"><text:bookmark text:name="cite_note-0"/><text:a xlink:type="simple" xlink:href="http://no.wikipedia.org/wiki/Hest#cite_ref-0"><text:span text:style-name="T5">^</text:span></text:a> Anthony, David W., D. Telegin &amp; D.R. Brown: «The origin of horseback riding». I: <text:a xlink:type="simple" xlink:href="http://no.wikipedia.org/wiki/Scientific_American"><text:span text:style-name="T1">Scientific American</text:span></text:a> 265(6). 1991. </text:p>
                </text:list-item>
                <text:list-item>
                  <text:p text:style-name="P25"><text:bookmark text:name="cite_note-1"/><text:a xlink:type="simple" xlink:href="http://no.wikipedia.org/wiki/Hest#cite_ref-1"><text:span text:style-name="T5">^</text:span></text:a> <text:a xlink:type="simple" xlink:href="http://library.thinkquest.org/03oct/00128/en/main.htm">FeralFeast - Invasive species Down Under. Lastet ned 02.10.2008.</text:a> </text:p>
                </text:list-item>
                <text:list-item>
                  <text:p text:style-name="P5"><text:bookmark text:name="cite_note-2"/><text:a xlink:type="simple" xlink:href="http://no.wikipedia.org/wiki/Hest#cite_ref-2"><text:span text:style-name="T5">^</text:span></text:a> <text:a xlink:type="simple" xlink:href="http://no.wikipedia.org/wiki/Karl_Halvor_Teigen">Teigen, Karl Halvor</text:a>: <text:span text:style-name="T1">En psykologihistorie</text:span>. <text:a xlink:type="simple" xlink:href="http://no.wikipedia.org/wiki/Fagbokforlaget">Fagbokforlaget</text:a>, <text:a xlink:type="simple" xlink:href="http://no.wikipedia.org/wiki/2004">2004</text:a>. </text:p>
                </text:list-item>
              </text:list>
              <text:p text:style-name="P13">Hentet fra «<text:a xlink:type="simple" xlink:href="http://no.wikipedia.org/wiki/Hest">http://no.wikipedia.org/wiki/Hest</text:a>»</text:p>
              <text:section text:style-name="Sect1" text:name="catlinks">
                <text:p text:style-name="P13"/>
                <text:section text:style-name="Sect1" text:name="mw-normal-catlinks">
                  <text:p text:style-name="P167"><text:soft-page-break/><text:a xlink:type="simple" xlink:href="http://no.wikipedia.org/wiki/Wikipedia:Kategorier">Kategorier</text:a>: <text:a xlink:type="simple" xlink:href="http://no.wikipedia.org/wiki/Kategori:Hester">Hester</text:a> | <text:a xlink:type="simple" xlink:href="http://no.wikipedia.org/wiki/Kategori:Bufe">Bufe</text:a> | <text:a xlink:type="simple" xlink:href="http://no.wikipedia.org/wiki/Kategori:Kjæledyr">Kjæledyr</text:a></text:p>
                </text:section>
                <text:section text:style-name="Sect1" text:name="mw-hidden-catlinks">
                  <text:p text:style-name="P167">Skjult kategori: <text:a xlink:type="simple" xlink:href="http://no.wikipedia.org/wiki/Kategori:Viktige_artikler">Viktige artikler</text:a></text:p>
                </text:section>
              </text:section>
            </text:section>
          </text:section>
        </text:section>
        <text:section text:style-name="Sect1" text:name="column-one">
          <text:p text:style-name="Standard"/>
          <text:section text:style-name="Sect1" text:name="p-cactions">
            <text:h text:style-name="Heading_20_5" text:outline-level="5" text:is-list-header="true">Visninger</text:h>
            <text:list text:style-name="L6">
              <text:list-item>
                <text:p text:style-name="P27"><text:bookmark text:name="ca-nstab-main"/><text:a xlink:type="simple" xlink:href="http://no.wikipedia.org/wiki/Hest">Artikkel</text:a> </text:p>
              </text:list-item>
              <text:list-item>
                <text:p text:style-name="P27"><text:bookmark text:name="ca-talk"/><text:a xlink:type="simple" xlink:href="http://no.wikipedia.org/wiki/Diskusjon:Hest">Diskusjon</text:a> </text:p>
              </text:list-item>
              <text:list-item>
                <text:p text:style-name="P27"><text:bookmark text:name="ca-edit"/><text:a xlink:type="simple" xlink:href="http://no.wikipedia.org/w/index.php?title=Hest&amp;action=edit">Rediger</text:a> </text:p>
              </text:list-item>
              <text:list-item>
                <text:p text:style-name="P6"><text:bookmark text:name="ca-history"/><text:a xlink:type="simple" xlink:href="http://no.wikipedia.org/w/index.php?title=Hest&amp;action=history">Historikk</text:a> </text:p>
              </text:list-item>
            </text:list>
          </text:section>
          <text:section text:style-name="Sect1" text:name="p-personal">
            <text:h text:style-name="Heading_20_5" text:outline-level="5" text:is-list-header="true">Personlige verktøy</text:h>
            <text:list text:style-name="L7">
              <text:list-item>
                <text:p text:style-name="P7"><text:bookmark text:name="pt-login"/><text:a xlink:type="simple" xlink:href="http://no.wikipedia.org/w/index.php?title=Spesial:Logg_inn&amp;returnto=Hest">Logg inn eller registrer deg</text:a> </text:p>
              </text:list-item>
            </text:list>
          </text:section>
          <text:section text:style-name="Sect1" text:name="p-logo">
            <text:p text:style-name="Standard"/>
          </text:section>
          <text:section text:style-name="Sect1" text:name="p-search">
            <text:h text:style-name="Heading_20_5" text:outline-level="5" text:is-list-header="true">Søk</text:h>
            <text:section text:style-name="Sect1" text:name="searchBody">
              <text:p text:style-name="Text_20_body"><text:bookmark text:name="searchInput"/><draw:control text:anchor-type="as-char" draw:z-index="3" draw:style-name="gr1" draw:text-style-name="P176" svg:width="6.455cm" svg:height="0.793cm" draw:control="control2"/> <text:bookmark text:name="searchGoButton"/><draw:control text:anchor-type="as-char" draw:z-index="4" draw:style-name="gr1" draw:text-style-name="P177" svg:width="1.243cm" svg:height="1.031cm" draw:control="control3"/>  <text:bookmark text:name="mw-searchButton"/><draw:control text:anchor-type="as-char" draw:z-index="5" draw:style-name="gr1" draw:text-style-name="P177" svg:width="1.454cm" svg:height="1.031cm" draw:control="control4"/> </text:p>
            </text:section>
          </text:section>
          <text:section text:style-name="Sect1" text:name="p-navigation">
            <text:h text:style-name="Heading_20_5" text:outline-level="5" text:is-list-header="true">Navigasjon</text:h>
            <text:list text:style-name="L8">
              <text:list-item>
                <text:p text:style-name="P30"><text:bookmark text:name="n-mainpage"/><text:a xlink:type="simple" xlink:href="http://no.wikipedia.org/wiki/Hovedside">Hovedside</text:a> </text:p>
              </text:list-item>
              <text:list-item>
                <text:p text:style-name="P30"><text:bookmark text:name="n-svaksynte"/><text:a xlink:type="simple" xlink:href="http://no.wikipedia.org/w/index.php?title=Wikipedia:Svaksynte&amp;useskin=simple">Svaksynte</text:a> </text:p>
              </text:list-item>
              <text:list-item>
                <text:p text:style-name="P30"><text:bookmark text:name="n-allpages"/><text:a xlink:type="simple" xlink:href="http://no.wikipedia.org/wiki/Spesial:Alle_sider">Alle sider</text:a> </text:p>
              </text:list-item>
              <text:list-item>
                <text:p text:style-name="P30"><text:bookmark text:name="n-randompage"/><text:a xlink:type="simple" xlink:href="http://no.wikipedia.org/wiki/Spesial:Tilfeldig_side">Tilfeldig side</text:a> </text:p>
              </text:list-item>
              <text:list-item>
                <text:p text:style-name="P30"><text:bookmark text:name="n-AA"/><text:a xlink:type="simple" xlink:href="http://no.wikipedia.org/wiki/Wikipedia:Anbefalte_artikler">Anbefalte artikler</text:a> </text:p>
              </text:list-item>
              <text:list-item>
                <text:p text:style-name="P30"><text:bookmark text:name="n-UA"/><text:a xlink:type="simple" xlink:href="http://no.wikipedia.org/wiki/Wikipedia:Utmerkede_artikler">Utmerkede artikler</text:a> </text:p>
              </text:list-item>
              <text:list-item>
                <text:p text:style-name="P30"><text:bookmark text:name="n-recentchanges"/><text:a xlink:type="simple" xlink:href="http://no.wikipedia.org/wiki/Spesial:Siste_endringer">Siste endringer</text:a> </text:p>
              </text:list-item>
              <text:list-item>
                <text:p text:style-name="P8"><text:bookmark text:name="n-tinget"/><text:a xlink:type="simple" xlink:href="http://no.wikipedia.org/wiki/Wikipedia:Tinget">Tinget</text:a> </text:p>
              </text:list-item>
            </text:list>
          </text:section>
          <text:section text:style-name="Sect1" text:name="p-prosjekt">
            <text:h text:style-name="Heading_20_5" text:outline-level="5" text:is-list-header="true">prosjekt</text:h>
            <text:list text:style-name="L9">
              <text:list-item>
                <text:p text:style-name="P37"><text:bookmark text:name="n-help"/><text:a xlink:type="simple" xlink:href="http://no.wikipedia.org/wiki/Hjelp:Portal">Hjelp</text:a> </text:p>
              </text:list-item>
              <text:list-item>
                <text:p text:style-name="P37"><text:bookmark text:name="n-introduksjon"/><text:a xlink:type="simple" xlink:href="http://no.wikipedia.org/wiki/Wikipedia:Introduksjon">Ny bruker?</text:a> </text:p>
              </text:list-item>
              <text:list-item>
                <text:p text:style-name="P37"><text:bookmark text:name="n-stilmanual"/><text:a xlink:type="simple" xlink:href="http://no.wikipedia.org/wiki/Wikipedia:Stilmanual">Stilmanual</text:a> </text:p>
              </text:list-item>
              <text:list-item>
                <text:p text:style-name="P37"><text:bookmark text:name="n-portal"/><text:a xlink:type="simple" xlink:href="http://no.wikipedia.org/wiki/Wikipedia:Portal">Prosjektportal</text:a> </text:p>
              </text:list-item>
              <text:list-item>
                <text:p text:style-name="P37"><text:bookmark text:name="n-bilde-hjelp"/><text:a xlink:type="simple" xlink:href="http://no.wikipedia.org/wiki/Hjelp:Bildeopplasting">Last opp fil</text:a> </text:p>
              </text:list-item>
              <text:list-item>
                <text:p text:style-name="P37"><text:bookmark text:name="n-upload-commons"/><text:a xlink:type="simple" xlink:href="http://commons.wikimedia.org/w/index.php?title=Special:Upload&amp;uselang=no">Commons-opplasting</text:a> </text:p>
              </text:list-item>
              <text:list-item>
                <text:p text:style-name="P37"><text:bookmark text:name="n-sitesupport"/><text:a xlink:type="simple" xlink:href="http://wikimediafoundation.org/wiki/Innsamling_%28nb%29">Donasjoner</text:a> </text:p>
              </text:list-item>
              <text:list-item>
                <text:p text:style-name="P9"><text:bookmark text:name="n-kontakt"/><text:a xlink:type="simple" xlink:href="http://no.wikipedia.org/wiki/Wikipedia:Kontakt">Kontakt Wikipedia</text:a> </text:p>
              </text:list-item>
            </text:list>
          </text:section>
          <text:section text:style-name="Sect1" text:name="p-tb">
            <text:h text:style-name="Heading_20_5" text:outline-level="5" text:is-list-header="true">Verktøy</text:h>
            <text:list text:style-name="L10">
              <text:list-item>
                <text:p text:style-name="P44"><text:bookmark text:name="t-whatlinkshere"/><text:a xlink:type="simple" xlink:href="http://no.wikipedia.org/wiki/Spesial:Lenker_hit/Hest">Lenker hit</text:a> </text:p>
              </text:list-item>
              <text:list-item>
                <text:p text:style-name="P44"><text:bookmark text:name="t-recentchangeslinked"/><text:a xlink:type="simple" xlink:href="http://no.wikipedia.org/wiki/Spesial:Relaterte_endringer/Hest">Relaterte endringer</text:a> </text:p>
              </text:list-item>
              <text:list-item>
                <text:p text:style-name="P44"><text:bookmark text:name="t-specialpages"/><text:a xlink:type="simple" xlink:href="http://no.wikipedia.org/wiki/Spesial:Spesialsider">Spesialsider</text:a> </text:p>
              </text:list-item>
              <text:list-item>
                <text:p text:style-name="P44"><text:bookmark text:name="t-print"/><text:a xlink:type="simple" xlink:href="http://no.wikipedia.org/w/index.php?title=Hest&amp;printable=yes">Utskriftsversjon</text:a> </text:p>
              </text:list-item>
              <text:list-item>
                <text:p text:style-name="P44"><text:bookmark text:name="t-permalink"/><text:a xlink:type="simple" xlink:href="http://no.wikipedia.org/w/index.php?title=Hest&amp;oldid=5304627">Permanent lenke</text:a></text:p>
              </text:list-item>
              <text:list-item>
                <text:p text:style-name="P10"><text:bookmark text:name="t-cite"/><text:a xlink:type="simple" xlink:href="http://no.wikipedia.org/w/index.php?title=Spesial:Siteringshjelp&amp;page=Hest&amp;id=5304627">Siter artikkelen</text:a> </text:p>
              </text:list-item>
            </text:list>
          </text:section>
          <text:section text:style-name="Sect1" text:name="p-lang">
            <text:h text:style-name="Heading_20_5" text:outline-level="5" text:is-list-header="true">Andre språk</text:h>
            <text:list text:style-name="L11">
              <text:list-item>
                <text:p text:style-name="P49"><text:a xlink:type="simple" xlink:href="http://am.wikipedia.org/wiki/ፈረስ">አማርኛ</text:a> </text:p>
              </text:list-item>
              <text:list-item>
                <text:p text:style-name="P49"><text:soft-page-break/><text:a xlink:type="simple" xlink:href="http://ang.wikipedia.org/wiki/Hors">Anglo-Saxon</text:a> </text:p>
              </text:list-item>
              <text:list-item>
                <text:p text:style-name="P49"><text:a xlink:type="simple" xlink:href="http://ar.wikipedia.org/wiki/حصان">العربية</text:a> </text:p>
              </text:list-item>
              <text:list-item>
                <text:p text:style-name="P49"><text:a xlink:type="simple" xlink:href="http://an.wikipedia.org/wiki/Caballo">Aragonés</text:a> </text:p>
              </text:list-item>
              <text:list-item>
                <text:p text:style-name="P49"><text:a xlink:type="simple" xlink:href="http://arz.wikipedia.org/wiki/حصان">مصرى</text:a> </text:p>
              </text:list-item>
              <text:list-item>
                <text:p text:style-name="P49"><text:a xlink:type="simple" xlink:href="http://ast.wikipedia.org/wiki/Caballu">Asturianu</text:a> </text:p>
              </text:list-item>
              <text:list-item>
                <text:p text:style-name="P49"><text:a xlink:type="simple" xlink:href="http://gn.wikipedia.org/wiki/Kavaju">Avañe'ẽ</text:a> </text:p>
              </text:list-item>
              <text:list-item>
                <text:p text:style-name="P49"><text:a xlink:type="simple" xlink:href="http://ay.wikipedia.org/wiki/Kawallu">Aymar aru</text:a> </text:p>
              </text:list-item>
              <text:list-item>
                <text:p text:style-name="P49"><text:a xlink:type="simple" xlink:href="http://az.wikipedia.org/wiki/آت">Azərbaycan</text:a> </text:p>
              </text:list-item>
              <text:list-item>
                <text:p text:style-name="P49"><text:a xlink:type="simple" xlink:href="http://bn.wikipedia.org/wiki/ঘোড়া">বাংলা</text:a> </text:p>
              </text:list-item>
              <text:list-item>
                <text:p text:style-name="P49"><text:a xlink:type="simple" xlink:href="http://zh-min-nan.wikipedia.org/wiki/Bé">Bân-lâm-gú</text:a> </text:p>
              </text:list-item>
              <text:list-item>
                <text:p text:style-name="P49"><text:a xlink:type="simple" xlink:href="http://map-bms.wikipedia.org/wiki/Jaran">Basa Banyumasan</text:a> </text:p>
              </text:list-item>
              <text:list-item>
                <text:p text:style-name="P49"><text:a xlink:type="simple" xlink:href="http://bar.wikipedia.org/wiki/Pferdl">Boarisch</text:a> </text:p>
              </text:list-item>
              <text:list-item>
                <text:p text:style-name="P49"><text:a xlink:type="simple" xlink:href="http://bo.wikipedia.org/wiki/རྟ་">བོད་ཡིག</text:a> </text:p>
              </text:list-item>
              <text:list-item>
                <text:p text:style-name="P49"><text:a xlink:type="simple" xlink:href="http://bs.wikipedia.org/wiki/Konj">Bosanski</text:a> </text:p>
              </text:list-item>
              <text:list-item>
                <text:p text:style-name="P49"><text:a xlink:type="simple" xlink:href="http://br.wikipedia.org/wiki/Marc%27h">Brezhoneg</text:a> </text:p>
              </text:list-item>
              <text:list-item>
                <text:p text:style-name="P49"><text:a xlink:type="simple" xlink:href="http://bg.wikipedia.org/wiki/Кон">Български</text:a> </text:p>
              </text:list-item>
              <text:list-item>
                <text:p text:style-name="P49"><text:a xlink:type="simple" xlink:href="http://ca.wikipedia.org/wiki/Cavall">Català</text:a> </text:p>
              </text:list-item>
              <text:list-item>
                <text:p text:style-name="P49"><text:a xlink:type="simple" xlink:href="http://cv.wikipedia.org/wiki/Лаша">Чăвашла</text:a> </text:p>
              </text:list-item>
              <text:list-item>
                <text:p text:style-name="P49"><text:a xlink:type="simple" xlink:href="http://cs.wikipedia.org/wiki/Kůň">Česky</text:a> </text:p>
              </text:list-item>
              <text:list-item>
                <text:p text:style-name="P49"><text:a xlink:type="simple" xlink:href="http://co.wikipedia.org/wiki/Cavaddu">Corsu</text:a> </text:p>
              </text:list-item>
              <text:list-item>
                <text:p text:style-name="P49"><text:a xlink:type="simple" xlink:href="http://cy.wikipedia.org/wiki/Ceffyl">Cymraeg</text:a> </text:p>
              </text:list-item>
              <text:list-item>
                <text:p text:style-name="P49"><text:a xlink:type="simple" xlink:href="http://da.wikipedia.org/wiki/Hest">Dansk</text:a> </text:p>
              </text:list-item>
              <text:list-item>
                <text:p text:style-name="P49"><text:a xlink:type="simple" xlink:href="http://pdc.wikipedia.org/wiki/Gaul">Deitsch</text:a> </text:p>
              </text:list-item>
              <text:list-item>
                <text:p text:style-name="P49"><text:a xlink:type="simple" xlink:href="http://de.wikipedia.org/wiki/Hauspferd">Deutsch</text:a> </text:p>
              </text:list-item>
              <text:list-item>
                <text:p text:style-name="P49"><text:a xlink:type="simple" xlink:href="http://nv.wikipedia.org/wiki/Łįįʼ">Diné bizaad</text:a> </text:p>
              </text:list-item>
              <text:list-item>
                <text:p text:style-name="P49"><text:a xlink:type="simple" xlink:href="http://et.wikipedia.org/wiki/Hobune">Eesti</text:a> </text:p>
              </text:list-item>
              <text:list-item>
                <text:p text:style-name="P49"><text:a xlink:type="simple" xlink:href="http://el.wikipedia.org/wiki/Άλογο">Ελληνικά</text:a> </text:p>
              </text:list-item>
              <text:list-item>
                <text:p text:style-name="P49"><text:a xlink:type="simple" xlink:href="http://eml.wikipedia.org/wiki/Cavàl">Emiliàn e rumagnòl</text:a> </text:p>
              </text:list-item>
              <text:list-item>
                <text:p text:style-name="P49"><text:a xlink:type="simple" xlink:href="http://en.wikipedia.org/wiki/Horse">English</text:a> </text:p>
              </text:list-item>
              <text:list-item>
                <text:p text:style-name="P49"><text:a xlink:type="simple" xlink:href="http://myv.wikipedia.org/wiki/Лишме">Эрзянь</text:a> </text:p>
              </text:list-item>
              <text:list-item>
                <text:p text:style-name="P49"><text:a xlink:type="simple" xlink:href="http://es.wikipedia.org/wiki/Equus_caballus">Español</text:a> </text:p>
              </text:list-item>
              <text:list-item>
                <text:p text:style-name="P49"><text:a xlink:type="simple" xlink:href="http://eo.wikipedia.org/wiki/Ĉevalo">Esperanto</text:a> </text:p>
              </text:list-item>
              <text:list-item>
                <text:p text:style-name="P49"><text:a xlink:type="simple" xlink:href="http://eu.wikipedia.org/wiki/Zaldi">Euskara</text:a> </text:p>
              </text:list-item>
              <text:list-item>
                <text:p text:style-name="P49"><text:a xlink:type="simple" xlink:href="http://fa.wikipedia.org/wiki/اسب">فارسی</text:a> </text:p>
              </text:list-item>
              <text:list-item>
                <text:p text:style-name="P49"><text:a xlink:type="simple" xlink:href="http://fr.wikipedia.org/wiki/Cheval">Français</text:a> </text:p>
              </text:list-item>
              <text:list-item>
                <text:p text:style-name="P49"><text:a xlink:type="simple" xlink:href="http://ga.wikipedia.org/wiki/Capall">Gaeilge</text:a> </text:p>
              </text:list-item>
              <text:list-item>
                <text:p text:style-name="P49"><text:a xlink:type="simple" xlink:href="http://gd.wikipedia.org/wiki/Each">Gàidhlig</text:a> </text:p>
              </text:list-item>
              <text:list-item>
                <text:p text:style-name="P49"><text:a xlink:type="simple" xlink:href="http://gl.wikipedia.org/wiki/Cabalo">Galego</text:a> </text:p>
              </text:list-item>
              <text:list-item>
                <text:p text:style-name="P49"><text:a xlink:type="simple" xlink:href="http://hak.wikipedia.org/wiki/Mâ">Hak-kâ-fa</text:a> </text:p>
              </text:list-item>
              <text:list-item>
                <text:p text:style-name="P49"><text:a xlink:type="simple" xlink:href="http://ko.wikipedia.org/wiki/말_%28동물%29">한국어</text:a> </text:p>
              </text:list-item>
              <text:list-item>
                <text:p text:style-name="P49"><text:a xlink:type="simple" xlink:href="http://ha.wikipedia.org/wiki/Doki">هَوُسَ</text:a> </text:p>
              </text:list-item>
              <text:list-item>
                <text:p text:style-name="P49"><text:a xlink:type="simple" xlink:href="http://haw.wikipedia.org/wiki/Lio">Hawai`i</text:a> </text:p>
              </text:list-item>
              <text:list-item>
                <text:p text:style-name="P49"><text:a xlink:type="simple" xlink:href="http://hi.wikipedia.org/wiki/अश्व">हिन्दी</text:a> </text:p>
              </text:list-item>
              <text:list-item>
                <text:p text:style-name="P49"><text:a xlink:type="simple" xlink:href="http://hr.wikipedia.org/wiki/Domaći_konj">Hrvatski</text:a> </text:p>
              </text:list-item>
              <text:list-item>
                <text:p text:style-name="P49"><text:a xlink:type="simple" xlink:href="http://io.wikipedia.org/wiki/Kavalo">Ido</text:a> </text:p>
              </text:list-item>
              <text:list-item>
                <text:p text:style-name="P49"><text:a xlink:type="simple" xlink:href="http://id.wikipedia.org/wiki/Kuda">Bahasa Indonesia</text:a> </text:p>
              </text:list-item>
              <text:list-item>
                <text:p text:style-name="P49"><text:a xlink:type="simple" xlink:href="http://ia.wikipedia.org/wiki/Cavallo">Interlingua</text:a> </text:p>
              </text:list-item>
              <text:list-item>
                <text:p text:style-name="P49"><text:a xlink:type="simple" xlink:href="http://os.wikipedia.org/wiki/Бæх">Иронау</text:a> </text:p>
              </text:list-item>
              <text:list-item>
                <text:p text:style-name="P49"><text:a xlink:type="simple" xlink:href="http://is.wikipedia.org/wiki/Hestur">Íslenska</text:a> </text:p>
              </text:list-item>
              <text:list-item>
                <text:p text:style-name="P49"><text:a xlink:type="simple" xlink:href="http://it.wikipedia.org/wiki/Equus_caballus">Italiano</text:a> </text:p>
              </text:list-item>
              <text:list-item>
                <text:p text:style-name="P49"><text:a xlink:type="simple" xlink:href="http://he.wikipedia.org/wiki/סוס_הבית">עברית</text:a> </text:p>
              </text:list-item>
              <text:list-item>
                <text:p text:style-name="P49"><text:soft-page-break/><text:a xlink:type="simple" xlink:href="http://jv.wikipedia.org/wiki/Jaran">Basa Jawa</text:a> </text:p>
              </text:list-item>
              <text:list-item>
                <text:p text:style-name="P49"><text:a xlink:type="simple" xlink:href="http://ka.wikipedia.org/wiki/ცხენი">ქართული</text:a> </text:p>
              </text:list-item>
              <text:list-item>
                <text:p text:style-name="P49"><text:a xlink:type="simple" xlink:href="http://kw.wikipedia.org/wiki/Margh">Kernewek</text:a> </text:p>
              </text:list-item>
              <text:list-item>
                <text:p text:style-name="P49"><text:a xlink:type="simple" xlink:href="http://kv.wikipedia.org/wiki/Вӧв">Коми</text:a> </text:p>
              </text:list-item>
              <text:list-item>
                <text:p text:style-name="P49"><text:a xlink:type="simple" xlink:href="http://ht.wikipedia.org/wiki/Chwal">Kreyòl ayisyen</text:a> </text:p>
              </text:list-item>
              <text:list-item>
                <text:p text:style-name="P49"><text:a xlink:type="simple" xlink:href="http://ku.wikipedia.org/wiki/Hesp">Kurdî / كوردی</text:a> </text:p>
              </text:list-item>
              <text:list-item>
                <text:p text:style-name="P49"><text:a xlink:type="simple" xlink:href="http://lv.wikipedia.org/wiki/Mājas_zirgs">Latviešu</text:a> </text:p>
              </text:list-item>
              <text:list-item>
                <text:p text:style-name="P49"><text:a xlink:type="simple" xlink:href="http://lt.wikipedia.org/wiki/Arklys">Lietuvių</text:a> </text:p>
              </text:list-item>
              <text:list-item>
                <text:p text:style-name="P49"><text:a xlink:type="simple" xlink:href="http://lij.wikipedia.org/wiki/Cavallo">Líguru</text:a> </text:p>
              </text:list-item>
              <text:list-item>
                <text:p text:style-name="P49"><text:a xlink:type="simple" xlink:href="http://li.wikipedia.org/wiki/Taam_peerd">Limburgs</text:a> </text:p>
              </text:list-item>
              <text:list-item>
                <text:p text:style-name="P49"><text:a xlink:type="simple" xlink:href="http://ln.wikipedia.org/wiki/Farása">Lingála</text:a> </text:p>
              </text:list-item>
              <text:list-item>
                <text:p text:style-name="P49"><text:a xlink:type="simple" xlink:href="http://lmo.wikipedia.org/wiki/Càal">Lumbaart</text:a> </text:p>
              </text:list-item>
              <text:list-item>
                <text:p text:style-name="P49"><text:a xlink:type="simple" xlink:href="http://hu.wikipedia.org/wiki/Ló">Magyar</text:a> </text:p>
              </text:list-item>
              <text:list-item>
                <text:p text:style-name="P49"><text:a xlink:type="simple" xlink:href="http://mk.wikipedia.org/wiki/Коњ">Македонски</text:a> </text:p>
              </text:list-item>
              <text:list-item>
                <text:p text:style-name="P49"><text:a xlink:type="simple" xlink:href="http://mg.wikipedia.org/wiki/Soavaly">Malagasy</text:a> </text:p>
              </text:list-item>
              <text:list-item>
                <text:p text:style-name="P49"><text:a xlink:type="simple" xlink:href="http://ml.wikipedia.org/wiki/കുതിര">മലയാളം</text:a> </text:p>
              </text:list-item>
              <text:list-item>
                <text:p text:style-name="P49"><text:a xlink:type="simple" xlink:href="http://mt.wikipedia.org/wiki/Żiemel">Malti</text:a> </text:p>
              </text:list-item>
              <text:list-item>
                <text:p text:style-name="P49"><text:a xlink:type="simple" xlink:href="http://mr.wikipedia.org/wiki/घोडा">मराठी</text:a> </text:p>
              </text:list-item>
              <text:list-item>
                <text:p text:style-name="P49"><text:a xlink:type="simple" xlink:href="http://cdo.wikipedia.org/wiki/Mā">Mìng-dĕ̤ng-ngṳ̄</text:a> </text:p>
              </text:list-item>
              <text:list-item>
                <text:p text:style-name="P49"><text:a xlink:type="simple" xlink:href="http://nah.wikipedia.org/wiki/Cahuāyoh">Nāhuatl</text:a> </text:p>
              </text:list-item>
              <text:list-item>
                <text:p text:style-name="P49"><text:a xlink:type="simple" xlink:href="http://nl.wikipedia.org/wiki/Paard_%28dier%29">Nederlands</text:a> </text:p>
              </text:list-item>
              <text:list-item>
                <text:p text:style-name="P49"><text:a xlink:type="simple" xlink:href="http://nds-nl.wikipedia.org/wiki/Peerd">Nedersaksisch</text:a> </text:p>
              </text:list-item>
              <text:list-item>
                <text:p text:style-name="P49"><text:a xlink:type="simple" xlink:href="http://cr.wikipedia.org/wiki/ᑳᐸᓚᑲᔅᐧᑫᐤ">Nēhiyawēwin / ᓀᐦᐃᔭᐍᐏᐣ</text:a> </text:p>
              </text:list-item>
              <text:list-item>
                <text:p text:style-name="P49"><text:a xlink:type="simple" xlink:href="http://ja.wikipedia.org/wiki/ウマ">日本語</text:a> </text:p>
              </text:list-item>
              <text:list-item>
                <text:p text:style-name="P49"><text:a xlink:type="simple" xlink:href="http://nn.wikipedia.org/wiki/Hest">‪Norsk (nynorsk)‬</text:a> </text:p>
              </text:list-item>
              <text:list-item>
                <text:p text:style-name="P49"><text:a xlink:type="simple" xlink:href="http://nrm.wikipedia.org/wiki/J%27va">Nouormand</text:a> </text:p>
              </text:list-item>
              <text:list-item>
                <text:p text:style-name="P49"><text:a xlink:type="simple" xlink:href="http://oc.wikipedia.org/wiki/Equus_cavallus">Occitan</text:a> </text:p>
              </text:list-item>
              <text:list-item>
                <text:p text:style-name="P49"><text:a xlink:type="simple" xlink:href="http://nds.wikipedia.org/wiki/Peerd">Plattdüütsch</text:a> </text:p>
              </text:list-item>
              <text:list-item>
                <text:p text:style-name="P49"><text:a xlink:type="simple" xlink:href="http://pl.wikipedia.org/wiki/Koń">Polski</text:a> </text:p>
              </text:list-item>
              <text:list-item>
                <text:p text:style-name="P49"><text:a xlink:type="simple" xlink:href="http://pt.wikipedia.org/wiki/Cavalo">Português</text:a> </text:p>
              </text:list-item>
              <text:list-item>
                <text:p text:style-name="P49"><text:a xlink:type="simple" xlink:href="http://ro.wikipedia.org/wiki/Cal">Română</text:a> </text:p>
              </text:list-item>
              <text:list-item>
                <text:p text:style-name="P49"><text:a xlink:type="simple" xlink:href="http://qu.wikipedia.org/wiki/Kawallu">Runa Simi</text:a> </text:p>
              </text:list-item>
              <text:list-item>
                <text:p text:style-name="P49"><text:a xlink:type="simple" xlink:href="http://ru.wikipedia.org/wiki/Лошадь">Русский</text:a> </text:p>
              </text:list-item>
              <text:list-item>
                <text:p text:style-name="P49"><text:a xlink:type="simple" xlink:href="http://sah.wikipedia.org/wiki/Ат">Саха тыла</text:a> </text:p>
              </text:list-item>
              <text:list-item>
                <text:p text:style-name="P49"><text:a xlink:type="simple" xlink:href="http://sc.wikipedia.org/wiki/Caddu">Sardu</text:a> </text:p>
              </text:list-item>
              <text:list-item>
                <text:p text:style-name="P49"><text:a xlink:type="simple" xlink:href="http://sco.wikipedia.org/wiki/Horse">Scots</text:a> </text:p>
              </text:list-item>
              <text:list-item>
                <text:p text:style-name="P49"><text:a xlink:type="simple" xlink:href="http://sq.wikipedia.org/wiki/Kali">Shqip</text:a> </text:p>
              </text:list-item>
              <text:list-item>
                <text:p text:style-name="P49"><text:a xlink:type="simple" xlink:href="http://scn.wikipedia.org/wiki/Cavaddu">Sicilianu</text:a> </text:p>
              </text:list-item>
              <text:list-item>
                <text:p text:style-name="P49"><text:a xlink:type="simple" xlink:href="http://simple.wikipedia.org/wiki/Horse">Simple English</text:a> </text:p>
              </text:list-item>
              <text:list-item>
                <text:p text:style-name="P49"><text:a xlink:type="simple" xlink:href="http://sk.wikipedia.org/wiki/Kôň_%28podrod%29">Slovenčina</text:a> </text:p>
              </text:list-item>
              <text:list-item>
                <text:p text:style-name="P49"><text:a xlink:type="simple" xlink:href="http://sl.wikipedia.org/wiki/Domači_konj">Slovenščina</text:a> </text:p>
              </text:list-item>
              <text:list-item>
                <text:p text:style-name="P49"><text:a xlink:type="simple" xlink:href="http://szl.wikipedia.org/wiki/Kůń">Ślůnski</text:a> </text:p>
              </text:list-item>
              <text:list-item>
                <text:p text:style-name="P49"><text:a xlink:type="simple" xlink:href="http://sr.wikipedia.org/wiki/Домаћи_коњ">Српски / Srpski</text:a> </text:p>
              </text:list-item>
              <text:list-item>
                <text:p text:style-name="P49"><text:a xlink:type="simple" xlink:href="http://sh.wikipedia.org/wiki/Konj">Srpskohrvatski / Српскохрватски</text:a> </text:p>
              </text:list-item>
              <text:list-item>
                <text:p text:style-name="P49"><text:a xlink:type="simple" xlink:href="http://su.wikipedia.org/wiki/Kuda">Basa Sunda</text:a> </text:p>
              </text:list-item>
              <text:list-item>
                <text:p text:style-name="P49"><text:a xlink:type="simple" xlink:href="http://fi.wikipedia.org/wiki/Hevonen">Suomi</text:a> </text:p>
              </text:list-item>
              <text:list-item>
                <text:p text:style-name="P49"><text:a xlink:type="simple" xlink:href="http://sv.wikipedia.org/wiki/Häst">Svenska</text:a> </text:p>
              </text:list-item>
              <text:list-item>
                <text:p text:style-name="P49"><text:a xlink:type="simple" xlink:href="http://tl.wikipedia.org/wiki/Kabayo">Tagalog</text:a> </text:p>
              </text:list-item>
              <text:list-item>
                <text:p text:style-name="P49"><text:a xlink:type="simple" xlink:href="http://ta.wikipedia.org/wiki/குதிரை">தமிழ்</text:a> </text:p>
              </text:list-item>
              <text:list-item>
                <text:p text:style-name="P49"><text:a xlink:type="simple" xlink:href="http://tt.wikipedia.org/wiki/Ат">Tatarça/Татарча</text:a> </text:p>
              </text:list-item>
              <text:list-item>
                <text:p text:style-name="P49"><text:a xlink:type="simple" xlink:href="http://te.wikipedia.org/wiki/గుర్రము">తెలుగు</text:a> </text:p>
              </text:list-item>
              <text:list-item>
                <text:p text:style-name="P49"><text:soft-page-break/><text:a xlink:type="simple" xlink:href="http://th.wikipedia.org/wiki/ม้า">ไทย</text:a> </text:p>
              </text:list-item>
              <text:list-item>
                <text:p text:style-name="P49"><text:a xlink:type="simple" xlink:href="http://vi.wikipedia.org/wiki/Ngựa">Tiếng Việt</text:a> </text:p>
              </text:list-item>
              <text:list-item>
                <text:p text:style-name="P49"><text:a xlink:type="simple" xlink:href="http://tg.wikipedia.org/wiki/Асп">Тоҷикӣ</text:a> </text:p>
              </text:list-item>
              <text:list-item>
                <text:p text:style-name="P49"><text:a xlink:type="simple" xlink:href="http://tr.wikipedia.org/wiki/At">Türkçe</text:a> </text:p>
              </text:list-item>
              <text:list-item>
                <text:p text:style-name="P49"><text:a xlink:type="simple" xlink:href="http://uk.wikipedia.org/wiki/Свійський_кінь">Українська</text:a> </text:p>
              </text:list-item>
              <text:list-item>
                <text:p text:style-name="P49"><text:a xlink:type="simple" xlink:href="http://fiu-vro.wikipedia.org/wiki/Hopõn">Võro</text:a> </text:p>
              </text:list-item>
              <text:list-item>
                <text:p text:style-name="P49"><text:a xlink:type="simple" xlink:href="http://wa.wikipedia.org/wiki/Tchivå">Walon</text:a> </text:p>
              </text:list-item>
              <text:list-item>
                <text:p text:style-name="P49"><text:a xlink:type="simple" xlink:href="http://war.wikipedia.org/wiki/Kabayo">Winaray</text:a> </text:p>
              </text:list-item>
              <text:list-item>
                <text:p text:style-name="P49"><text:a xlink:type="simple" xlink:href="http://wuu.wikipedia.org/wiki/马">吴语</text:a> </text:p>
              </text:list-item>
              <text:list-item>
                <text:p text:style-name="P49"><text:a xlink:type="simple" xlink:href="http://yi.wikipedia.org/wiki/פערד">ייִדיש</text:a> </text:p>
              </text:list-item>
              <text:list-item>
                <text:p text:style-name="P49"><text:a xlink:type="simple" xlink:href="http://bat-smg.wikipedia.org/wiki/Arklīs">Žemaitėška</text:a> </text:p>
              </text:list-item>
              <text:list-item>
                <text:p text:style-name="P11"><text:a xlink:type="simple" xlink:href="http://zh.wikipedia.org/wiki/马">中文</text:a> </text:p>
              </text:list-item>
            </text:list>
          </text:section>
        </text:section>
        <text:section text:style-name="Sect1" text:name="footer">
          <text:p text:style-name="Standard"/>
          <text:section text:style-name="Sect1" text:name="f-poweredbyico">
            <text:p text:style-name="Standard"><draw:a xlink:type="simple" xlink:href="http://www.mediawiki.org/"><draw:frame draw:style-name="fr3" draw:name="graphics6" text:anchor-type="as-char" svg:width="2.399cm" svg:height="0.891cm" draw:z-index="6"><draw:image xlink:href="http://no.wikipedia.org/skins-1.5/common/images/poweredby_mediawiki_88x31.png" xlink:type="simple" xlink:show="embed" xlink:actuate="onLoad"/><svg:desc>Powered by MediaWiki</svg:desc></draw:frame></draw:a></text:p>
          </text:section>
          <text:section text:style-name="Sect1" text:name="f-copyrightico">
            <text:p text:style-name="Standard"><draw:a xlink:type="simple" xlink:href="http://wikimediafoundation.org/"><draw:frame draw:style-name="fr2" draw:name="graphics7" text:anchor-type="as-char" svg:width="2.328cm" svg:height="0.82cm" draw:z-index="7"><draw:image xlink:href="http://no.wikipedia.org/images/wikimedia-button.png" xlink:type="simple" xlink:show="embed" xlink:actuate="onLoad"/><svg:desc>Wikimedia Foundation</svg:desc></draw:frame></draw:a></text:p>
          </text:section>
          <text:list text:style-name="L12">
            <text:list-item>
              <text:p text:style-name="P163"><text:bookmark text:name="f-list"/><text:bookmark text:name="lastmod"/>Denne siden ble sist endret 26. mar 2009 kl. 15:18. </text:p>
            </text:list-item>
            <text:list-item>
              <text:p text:style-name="P163"><text:bookmark text:name="copyright"/><text:line-break/>All tekst er tilgjengelig under <text:a xlink:type="simple" xlink:href="http://no.wikipedia.org/wiki/Wikipedia:GNU_FDL">GNU Free Documentation License</text:a>. Se <text:a xlink:type="simple" xlink:href="http://no.wikipedia.org/wiki/Wikipedia:Opphavsrett">Wikipedia:Opphavsrett</text:a> for detaljer <text:line-break/>Wikipedia® er et registrert varemerke for Wikimedia Foundation, Inc.</text:p>
            </text:list-item>
            <text:list-item>
              <text:p text:style-name="P163"><text:bookmark text:name="privacy"/><text:a xlink:type="simple" xlink:href="http://wikimediafoundation.org/wiki/Privacy_policy">Personvern</text:a> </text:p>
            </text:list-item>
            <text:list-item>
              <text:p text:style-name="P163"><text:bookmark text:name="about"/><text:a xlink:type="simple" xlink:href="http://no.wikipedia.org/wiki/Wikipedia:Om">Om Wikipedia</text:a> </text:p>
            </text:list-item>
            <text:list-item>
              <text:p text:style-name="P12"><text:bookmark text:name="disclaimer"/><text:a xlink:type="simple" xlink:href="http://no.wikipedia.org/wiki/Wikipedia:Generelle_forbehold">Forbehold</text:a> </text:p>
            </text:list-item>
          </text:list>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Arial Unicode MS" style:font-size-asian="10pt" style:font-weight-asian="bold" style:font-name-complex="Tahoma" style:font-size-complex="10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Enis King</meta:initial-creator>
    <meta:creation-date>2009-04-26T10:28:10</meta:creation-date>
    <dc:creator>Enis King</dc:creator>
    <dc:date>2009-04-26T10:29:02</dc:date>
    <meta:editing-cycles>1</meta:editing-cycles>
    <meta:editing-duration>PT59S</meta:editing-duration>
    <meta:user-defined meta:name="Info 1"/>
    <meta:user-defined meta:name="Info 2"/>
    <meta:user-defined meta:name="Info 3"/>
    <meta:user-defined meta:name="Info 4"/>
    <meta:document-statistic meta:table-count="5" meta:image-count="7" meta:object-count="0" meta:page-count="9" meta:paragraph-count="250" meta:word-count="1684" meta:character-count="11285"/>
  </office:meta>
</office:document-meta>
</file>